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Mono" svg:font-family="'Liberation Mono', 'Courier New', 'DejaVu Sans Mono', Courier, Monaco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7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08.74mm"/>
    </style:style>
    <style:style style:name="co4" style:family="table-column">
      <style:table-column-properties fo:break-before="auto" style:column-width="25.52mm"/>
    </style:style>
    <style:style style:name="co5" style:family="table-column">
      <style:table-column-properties fo:break-before="auto" style:column-width="18.3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80.91mm"/>
    </style:style>
    <style:style style:name="co9" style:family="table-column">
      <style:table-column-properties fo:break-before="auto" style:column-width="109.04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14.02mm"/>
    </style:style>
    <style:style style:name="co12" style:family="table-column">
      <style:table-column-properties fo:break-before="auto" style:column-width="16.03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3.78mm"/>
    </style:style>
    <style:style style:name="co15" style:family="table-column">
      <style:table-column-properties fo:break-before="auto" style:column-width="13.26mm"/>
    </style:style>
    <style:style style:name="co16" style:family="table-column">
      <style:table-column-properties fo:break-before="auto" style:column-width="9.54mm"/>
    </style:style>
    <style:style style:name="co17" style:family="table-column">
      <style:table-column-properties fo:break-before="auto" style:column-width="175.1mm"/>
    </style:style>
    <style:style style:name="co18" style:family="table-column">
      <style:table-column-properties fo:break-before="auto" style:column-width="21.15mm"/>
    </style:style>
    <style:style style:name="co19" style:family="table-column">
      <style:table-column-properties fo:break-before="auto" style:column-width="22.31mm"/>
    </style:style>
    <style:style style:name="co20" style:family="table-column">
      <style:table-column-properties fo:break-before="auto" style:column-width="108.59mm"/>
    </style:style>
    <style:style style:name="co21" style:family="table-column">
      <style:table-column-properties fo:break-before="auto" style:column-width="134.14mm"/>
    </style:style>
    <style:style style:name="co22" style:family="table-column">
      <style:table-column-properties fo:break-before="auto" style:column-width="112.08mm"/>
    </style:style>
    <style:style style:name="co23" style:family="table-column">
      <style:table-column-properties fo:break-before="auto" style:column-width="20.74mm"/>
    </style:style>
    <style:style style:name="co24" style:family="table-column">
      <style:table-column-properties fo:break-before="auto" style:column-width="22.23mm"/>
    </style:style>
    <style:style style:name="co25" style:family="table-column">
      <style:table-column-properties fo:break-before="auto" style:column-width="74.93mm"/>
    </style:style>
    <style:style style:name="co26" style:family="table-column">
      <style:table-column-properties fo:break-before="auto" style:column-width="77.61mm"/>
    </style:style>
    <style:style style:name="co27" style:family="table-column">
      <style:table-column-properties fo:break-before="auto" style:column-width="81.47mm"/>
    </style:style>
    <style:style style:name="co28" style:family="table-column">
      <style:table-column-properties fo:break-before="auto" style:column-width="107.99mm"/>
    </style:style>
    <style:style style:name="co29" style:family="table-column">
      <style:table-column-properties fo:break-before="auto" style:column-width="77.31mm"/>
    </style:style>
    <style:style style:name="co30" style:family="table-column">
      <style:table-column-properties fo:break-before="auto" style:column-width="79.39mm"/>
    </style:style>
    <style:style style:name="co31" style:family="table-column">
      <style:table-column-properties fo:break-before="auto" style:column-width="101.72mm"/>
    </style:style>
    <style:style style:name="co32" style:family="table-column">
      <style:table-column-properties fo:break-before="auto" style:column-width="10.71mm"/>
    </style:style>
    <style:style style:name="co33" style:family="table-column">
      <style:table-column-properties fo:break-before="auto" style:column-width="8.96mm"/>
    </style:style>
    <style:style style:name="co34" style:family="table-column">
      <style:table-column-properties fo:break-before="auto" style:column-width="8.08mm"/>
    </style:style>
    <style:style style:name="co35" style:family="table-column">
      <style:table-column-properties fo:break-before="auto" style:column-width="84.77mm"/>
    </style:style>
    <style:style style:name="co36" style:family="table-column">
      <style:table-column-properties fo:break-before="auto" style:column-width="91.74mm"/>
    </style:style>
    <style:style style:name="co37" style:family="table-column">
      <style:table-column-properties fo:break-before="auto" style:column-width="180.34mm"/>
    </style:style>
    <style:style style:name="co38" style:family="table-column">
      <style:table-column-properties fo:break-before="auto" style:column-width="14.48mm"/>
    </style:style>
    <style:style style:name="co39" style:family="table-column">
      <style:table-column-properties fo:break-before="auto" style:column-width="125.73mm"/>
    </style:style>
    <style:style style:name="co40" style:family="table-column">
      <style:table-column-properties fo:break-before="auto" style:column-width="151.62mm"/>
    </style:style>
    <style:style style:name="co41" style:family="table-column">
      <style:table-column-properties fo:break-before="auto" style:column-width="16.33mm"/>
    </style:style>
    <style:style style:name="co42" style:family="table-column">
      <style:table-column-properties fo:break-before="auto" style:column-width="7.74mm"/>
    </style:style>
    <style:style style:name="co43" style:family="table-column">
      <style:table-column-properties fo:break-before="auto" style:column-width="11.17mm"/>
    </style:style>
    <style:style style:name="co44" style:family="table-column">
      <style:table-column-properties fo:break-before="auto" style:column-width="30.39mm"/>
    </style:style>
    <style:style style:name="co45" style:family="table-column">
      <style:table-column-properties fo:break-before="auto" style:column-width="16.92mm"/>
    </style:style>
    <style:style style:name="co46" style:family="table-column">
      <style:table-column-properties fo:break-before="auto" style:column-width="186.14mm"/>
    </style:style>
    <style:style style:name="co47" style:family="table-column">
      <style:table-column-properties fo:break-before="auto" style:column-width="107.42mm"/>
    </style:style>
    <style:style style:name="co48" style:family="table-column">
      <style:table-column-properties fo:break-before="auto" style:column-width="27.82mm"/>
    </style:style>
    <style:style style:name="co49" style:family="table-column">
      <style:table-column-properties fo:break-before="auto" style:column-width="14.32mm"/>
    </style:style>
    <style:style style:name="co50" style:family="table-column">
      <style:table-column-properties fo:break-before="auto" style:column-width="18.91mm"/>
    </style:style>
    <style:style style:name="co51" style:family="table-column">
      <style:table-column-properties fo:break-before="auto" style:column-width="76.61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79.18mm"/>
    </style:style>
    <style:style style:name="co54" style:family="table-column">
      <style:table-column-properties fo:break-before="auto" style:column-width="10.3mm"/>
    </style:style>
    <style:style style:name="co55" style:family="table-column">
      <style:table-column-properties fo:break-before="auto" style:column-width="2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6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12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2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12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37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74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70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7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7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48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8" style:family="table-cell" style:parent-style-name="Default" style:data-style-name="N2">
      <style:text-properties fo:font-weight="bold" style:font-weight-asian="bold" style:font-weight-complex="bold"/>
    </style:style>
    <style:style style:name="ce489" style:family="table-cell" style:parent-style-name="Default" style:data-style-name="N112"/>
    <style:style style:name="ce490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false"/>
        <table:table-column table:style-name="co1" table:default-cell-style-name="ce262"/>
        <table:table-column table:style-name="co2" table:number-columns-repeated="2" table:default-cell-style-name="ce262"/>
        <table:table-column table:style-name="co3" table:default-cell-style-name="ce262"/>
        <table:table-column table:style-name="co4" table:default-cell-style-name="ce262"/>
        <table:table-column table:style-name="co5" table:number-columns-repeated="2" table:default-cell-style-name="ce262"/>
        <table:table-column table:style-name="co3" table:default-cell-style-name="ce270"/>
        <table:table-column table:style-name="co6" table:default-cell-style-name="ce262"/>
        <table:table-column table:style-name="co7" table:default-cell-style-name="ce262"/>
        <table:table-column table:style-name="co5" table:default-cell-style-name="ce262"/>
        <table:table-column table:style-name="co6" table:default-cell-style-name="ce262"/>
        <table:table-column table:style-name="co8" table:default-cell-style-name="ce262"/>
        <table:table-column table:style-name="co6" table:number-columns-repeated="1011" table:default-cell-style-name="ce262"/>
        <table:table-row table:style-name="ro1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51"/>
          <table:covered-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1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51" office:value-type="string" calcext:value-type="string" table:number-columns-spanned="2" table:number-rows-spanned="1">
            <text:p><text:span text:style-name="T2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1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/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 table:number-columns-repeated="1011"/>
        </table:table-row>
        <table:table-row table:style-name="ro1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1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1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1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1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1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1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1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1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1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1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1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1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1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1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1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1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1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1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1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1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1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1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1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1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1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1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1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1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1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1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1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1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1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1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1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1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1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1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1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1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1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1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1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1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1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1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1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1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1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1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1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1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1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1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1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1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1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1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1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1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1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1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1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1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1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1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1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1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1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1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1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1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1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1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1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1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1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1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apByLayers" table:style-name="ta1">
        <office:forms form:automatic-focus="false" form:apply-design-mode="false"/>
        <table:table-column table:style-name="co9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column table:style-name="co15" table:default-cell-style-name="ce349"/>
        <table:table-column table:style-name="co13" table:default-cell-style-name="ce349"/>
        <table:table-column table:style-name="co15" table:default-cell-style-name="ce349"/>
        <table:table-column table:style-name="co13" table:number-columns-repeated="2" table:default-cell-style-name="ce349"/>
        <table:table-column table:style-name="co11" table:default-cell-style-name="ce349"/>
        <table:table-column table:style-name="co6" table:default-cell-style-name="ce349"/>
        <table:table-column table:style-name="co6" table:default-cell-style-name="ce59"/>
        <table:table-column table:style-name="co6" table:number-columns-repeated="1003" table:default-cell-style-name="ce349"/>
        <table:table-row table:style-name="ro1">
          <table:table-cell table:style-name="ce12" table:number-columns-repeated="16"/>
          <table:table-cell table:style-name="ce118" table:number-columns-spanned="5" table:number-rows-spanned="1"/>
          <table:covered-table-cell table:style-name="ce118"/>
          <table:covered-table-cell table:style-name="ce119"/>
          <table:covered-table-cell table:style-name="ce121"/>
          <table:covered-table-cell/>
          <table:table-cell table:number-columns-repeated="1003"/>
        </table:table-row>
        <table:table-row table:style-name="ro1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1">det-3L-cuda-HU_155-remove0-DIST_REL-norm</text:span></text:p>
          </table:table-cell>
          <table:covered-table-cell table:number-columns-repeated="7"/>
          <table:table-cell table:number-columns-repeated="8"/>
          <table:table-cell table:style-name="ce119"/>
          <table:table-cell table:style-name="ce121" table:number-columns-spanned="2" table:number-rows-spanned="1"/>
          <table:covered-table-cell/>
          <table:table-cell table:style-name="ce120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2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1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87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87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87" office:value-type="string" calcext:value-type="string">
            <text:p>normal</text:p>
          </table:table-cell>
          <table:table-cell table:style-name="ce120"/>
          <table:table-cell table:style-name="ce120" table:number-columns-spanned="2" table:number-rows-spanned="1"/>
          <table:covered-table-cell/>
          <table:table-cell table:style-name="ce120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1">
          <table:table-cell/>
          <table:table-cell table:style-name="ce15" table:number-columns-repeated="9"/>
          <table:table-cell table:style-name="ce97" office:value-type="string" calcext:value-type="string" table:number-columns-spanned="3" table:number-rows-spanned="1">
            <text:p>AVG DIFF</text:p>
          </table:table-cell>
          <table:covered-table-cell table:style-name="ce97"/>
          <table:covered-table-cell table:style-name="ce26"/>
          <table:table-cell table:style-name="ce97" office:value-type="string" calcext:value-type="string" table:number-columns-spanned="3" table:number-rows-spanned="1">
            <text:p>CS DIFF</text:p>
          </table:table-cell>
          <table:covered-table-cell table:style-name="ce97"/>
          <table:covered-table-cell table:style-name="ce26"/>
          <table:table-cell table:style-name="ce97" office:value-type="string" calcext:value-type="string" table:number-columns-spanned="3" table:number-rows-spanned="1">
            <text:p>CV DIFF</text:p>
          </table:table-cell>
          <table:covered-table-cell table:style-name="ce97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97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97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87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87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87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modelName</text:p>
          </table:table-cell>
          <table:table-cell table:style-name="ce87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87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87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1">
          <table:table-cell table:style-name="ce59" office:value-type="string" calcext:value-type="string">
            <text:p>det-3L-cuda-HU_155-remove0-3BAR-norm</text:p>
          </table:table-cell>
          <table:table-cell table:style-name="ce21" office:value-type="float" office:value="68.478" calcext:value-type="float">
            <text:p>68,478</text:p>
          </table:table-cell>
          <table:table-cell office:value-type="float" office:value="74.921" calcext:value-type="float">
            <text:p>74,921</text:p>
          </table:table-cell>
          <table:table-cell table:style-name="ce28" office:value-type="float" office:value="71.7" calcext:value-type="float">
            <text:p>71,700</text:p>
          </table:table-cell>
          <table:table-cell table:style-name="ce31" office:value-type="float" office:value="66.757" calcext:value-type="float">
            <text:p>66,757</text:p>
          </table:table-cell>
          <table:table-cell table:style-name="ce17" office:value-type="float" office:value="77.729" calcext:value-type="float">
            <text:p>77,729</text:p>
          </table:table-cell>
          <table:table-cell table:style-name="ce35" office:value-type="float" office:value="72.243" calcext:value-type="float">
            <text:p>72,243</text:p>
          </table:table-cell>
          <table:table-cell table:style-name="ce32" office:value-type="float" office:value="66.304" calcext:value-type="float">
            <text:p>66,304</text:p>
          </table:table-cell>
          <table:table-cell table:style-name="ce12" office:value-type="float" office:value="73.259" calcext:value-type="float">
            <text:p>73,259</text:p>
          </table:table-cell>
          <table:table-cell table:style-name="ce36" office:value-type="float" office:value="69.782" calcext:value-type="float">
            <text:p>69,782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DIST_REL-norm</text:p>
          </table:table-cell>
          <table:table-cell table:style-name="ce21" office:value-type="float" office:value="64.357" calcext:value-type="float">
            <text:p>64,357</text:p>
          </table:table-cell>
          <table:table-cell office:value-type="float" office:value="76.424" calcext:value-type="float">
            <text:p>76,424</text:p>
          </table:table-cell>
          <table:table-cell table:style-name="ce28" office:value-type="float" office:value="70.39" calcext:value-type="float">
            <text:p>70,390</text:p>
          </table:table-cell>
          <table:table-cell table:style-name="ce31" office:value-type="float" office:value="64.583" calcext:value-type="float">
            <text:p>64,583</text:p>
          </table:table-cell>
          <table:table-cell table:style-name="ce17" office:value-type="float" office:value="79.826" calcext:value-type="float">
            <text:p>79,826</text:p>
          </table:table-cell>
          <table:table-cell table:style-name="ce35" office:value-type="float" office:value="72.205" calcext:value-type="float">
            <text:p>72,205</text:p>
          </table:table-cell>
          <table:table-cell table:style-name="ce32" office:value-type="float" office:value="65.489" calcext:value-type="float">
            <text:p>65,489</text:p>
          </table:table-cell>
          <table:table-cell table:style-name="ce12" office:value-type="float" office:value="74.921" calcext:value-type="float">
            <text:p>74,921</text:p>
          </table:table-cell>
          <table:table-cell table:style-name="ce36" office:value-type="float" office:value="70.205" calcext:value-type="float">
            <text:p>70,205</text:p>
          </table:table-cell>
          <table:table-cell table:style-name="ce32" table:formula="of:=[.K7]+[.D8]-[.G8]" office:value-type="float" office:value="-2.35799999999999" calcext:value-type="float">
            <text:p>-2,358</text:p>
          </table:table-cell>
          <table:table-cell table:style-name="ce45" table:formula="of:=[.D8]-[.G8]" office:value-type="float" office:value="-1.815" calcext:value-type="float">
            <text:p>-1,815</text:p>
          </table:table-cell>
          <table:table-cell table:style-name="ce36" table:formula="of:=IF([.J8];[.M7]+[.G8]-[.J8];[.M7])" office:value-type="float" office:value="4.461" calcext:value-type="float">
            <text:p>4,461</text:p>
          </table:table-cell>
          <table:table-cell table:style-name="ce32" table:formula="of:=[.N7]+[.B8]-[.E8]" office:value-type="float" office:value="1.49499999999999" calcext:value-type="float">
            <text:p>1,495</text:p>
          </table:table-cell>
          <table:table-cell table:style-name="ce45" table:formula="of:=[.B8]-[.E8]" office:value-type="float" office:value="-0.225999999999999" calcext:value-type="float">
            <text:p>-0,226</text:p>
          </table:table-cell>
          <table:table-cell table:style-name="ce36" table:formula="of:=IF([.H8];[.P7]+[.E8]-[.H8];[.P7])" office:value-type="float" office:value="-0.453000000000003" calcext:value-type="float">
            <text:p>-0,453</text:p>
          </table:table-cell>
          <table:table-cell table:style-name="ce45" table:formula="of:=[.Q7]+[.C8]-[.F8]" office:value-type="float" office:value="-6.20999999999998" calcext:value-type="float">
            <text:p>-6,210</text:p>
          </table:table-cell>
          <table:table-cell table:style-name="ce45" table:formula="of:=[.C8]-[.F8]" office:value-type="float" office:value="-3.40199999999999" calcext:value-type="float">
            <text:p>-3,402</text:p>
          </table:table-cell>
          <table:table-cell table:style-name="ce36" table:formula="of:=IF([.I8];[.S7]+[.F8]-[.I8];[.S7])" office:value-type="float" office:value="9.37499999999999" calcext:value-type="float">
            <text:p>9,37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-norm</text:p>
          </table:table-cell>
          <table:table-cell table:style-name="ce21" office:value-type="float" office:value="66.395" calcext:value-type="float">
            <text:p>66,395</text:p>
          </table:table-cell>
          <table:table-cell office:value-type="float" office:value="76.503" calcext:value-type="float">
            <text:p>76,503</text:p>
          </table:table-cell>
          <table:table-cell table:style-name="ce28" office:value-type="float" office:value="71.449" calcext:value-type="float">
            <text:p>71,449</text:p>
          </table:table-cell>
          <table:table-cell table:style-name="ce31" office:value-type="float" office:value="67.482" calcext:value-type="float">
            <text:p>67,482</text:p>
          </table:table-cell>
          <table:table-cell table:style-name="ce17" office:value-type="float" office:value="75.119" calcext:value-type="float">
            <text:p>75,119</text:p>
          </table:table-cell>
          <table:table-cell table:style-name="ce35" office:value-type="float" office:value="71.3" calcext:value-type="float">
            <text:p>71,300</text:p>
          </table:table-cell>
          <table:table-cell table:style-name="ce32" office:value-type="float" office:value="66.214" calcext:value-type="float">
            <text:p>66,214</text:p>
          </table:table-cell>
          <table:table-cell table:style-name="ce12" office:value-type="float" office:value="73.853" calcext:value-type="float">
            <text:p>73,853</text:p>
          </table:table-cell>
          <table:table-cell table:style-name="ce36" office:value-type="float" office:value="70.033" calcext:value-type="float">
            <text:p>70,033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0.149000000000001" calcext:value-type="float">
            <text:p>0,149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1.087" calcext:value-type="float">
            <text:p>-1,087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1.384" calcext:value-type="float">
            <text:p>1,384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-norm</text:p>
          </table:table-cell>
          <table:table-cell table:style-name="ce21" office:value-type="float" office:value="65.263" calcext:value-type="float">
            <text:p>65,263</text:p>
          </table:table-cell>
          <table:table-cell office:value-type="float" office:value="74.565" calcext:value-type="float">
            <text:p>74,565</text:p>
          </table:table-cell>
          <table:table-cell table:style-name="ce28" office:value-type="float" office:value="69.914" calcext:value-type="float">
            <text:p>69,914</text:p>
          </table:table-cell>
          <table:table-cell table:style-name="ce31" office:value-type="float" office:value="67.754" calcext:value-type="float">
            <text:p>67,754</text:p>
          </table:table-cell>
          <table:table-cell table:style-name="ce17" office:value-type="float" office:value="74.763" calcext:value-type="float">
            <text:p>74,763</text:p>
          </table:table-cell>
          <table:table-cell table:style-name="ce35" office:value-type="float" office:value="71.258" calcext:value-type="float">
            <text:p>71,258</text:p>
          </table:table-cell>
          <table:table-cell table:style-name="ce32" office:value-type="float" office:value="67.391" calcext:value-type="float">
            <text:p>67,391</text:p>
          </table:table-cell>
          <table:table-cell table:style-name="ce12" office:value-type="float" office:value="71.915" calcext:value-type="float">
            <text:p>71,915</text:p>
          </table:table-cell>
          <table:table-cell table:style-name="ce36" office:value-type="float" office:value="69.653" calcext:value-type="float">
            <text:p>69,653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0]+[.D11]-[.G11]" office:value-type="float" office:value="-5.38499999999999" calcext:value-type="float">
            <text:p>-5,385</text:p>
          </table:table-cell>
          <table:table-cell table:style-name="ce45" table:formula="of:=[.D11]-[.G11]" office:value-type="float" office:value="-1.83200000000001" calcext:value-type="float">
            <text:p>-1,832</text:p>
          </table:table-cell>
          <table:table-cell table:style-name="ce36" table:formula="of:=IF([.J11];[.M10]+[.G11]-[.J11];[.M10])" office:value-type="float" office:value="7.33299999999998" calcext:value-type="float">
            <text:p>7,333</text:p>
          </table:table-cell>
          <table:table-cell table:style-name="ce32" table:formula="of:=[.N10]+[.B11]-[.E11]" office:value-type="float" office:value="-3.215" calcext:value-type="float">
            <text:p>-3,215</text:p>
          </table:table-cell>
          <table:table-cell table:style-name="ce45" table:formula="of:=[.B11]-[.E11]" office:value-type="float" office:value="-1.13199999999999" calcext:value-type="float">
            <text:p>-1,132</text:p>
          </table:table-cell>
          <table:table-cell table:style-name="ce36" table:formula="of:=IF([.H11];[.P10]+[.E11]-[.H11];[.P10])" office:value-type="float" office:value="1.178" calcext:value-type="float">
            <text:p>1,178</text:p>
          </table:table-cell>
          <table:table-cell table:style-name="ce45" table:formula="of:=[.Q10]+[.C11]-[.F11]" office:value-type="float" office:value="-7.55499999999999" calcext:value-type="float">
            <text:p>-7,555</text:p>
          </table:table-cell>
          <table:table-cell table:style-name="ce45" table:formula="of:=[.C11]-[.F11]" office:value-type="float" office:value="-2.53100000000001" calcext:value-type="float">
            <text:p>-2,531</text:p>
          </table:table-cell>
          <table:table-cell table:style-name="ce36" table:formula="of:=IF([.I11];[.S10]+[.F11]-[.I11];[.S10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_PERS-norm</text:p>
          </table:table-cell>
          <table:table-cell table:style-name="ce21" office:value-type="float" office:value="66.214" calcext:value-type="float">
            <text:p>66,214</text:p>
          </table:table-cell>
          <table:table-cell office:value-type="float" office:value="73.141" calcext:value-type="float">
            <text:p>73,141</text:p>
          </table:table-cell>
          <table:table-cell table:style-name="ce28" office:value-type="float" office:value="69.677" calcext:value-type="float">
            <text:p>69,677</text:p>
          </table:table-cell>
          <table:table-cell table:style-name="ce31" office:value-type="float" office:value="65.716" calcext:value-type="float">
            <text:p>65,71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872" calcext:value-type="float">
            <text:p>70,872</text:p>
          </table:table-cell>
          <table:table-cell table:style-name="ce31" office:value-type="float" office:value="66.803" calcext:value-type="float">
            <text:p>66,803</text:p>
          </table:table-cell>
          <table:table-cell table:style-name="ce12" office:value-type="float" office:value="74.446" calcext:value-type="float">
            <text:p>74,446</text:p>
          </table:table-cell>
          <table:table-cell table:style-name="ce36" office:value-type="float" office:value="70.624" calcext:value-type="float">
            <text:p>70,624</text:p>
          </table:table-cell>
          <table:table-cell table:style-name="ce32" table:formula="of:=[.K11]+[.D12]-[.G12]" office:value-type="float" office:value="-6.57999999999998" calcext:value-type="float">
            <text:p>-6,580</text:p>
          </table:table-cell>
          <table:table-cell table:style-name="ce45" table:formula="of:=[.D12]-[.G12]" office:value-type="float" office:value="-1.19499999999999" calcext:value-type="float">
            <text:p>-1,195</text:p>
          </table:table-cell>
          <table:table-cell table:style-name="ce36" table:formula="of:=IF([.J12];[.M11]+[.G12]-[.J12];[.M11])" office:value-type="float" office:value="7.58099999999999" calcext:value-type="float">
            <text:p>7,581</text:p>
          </table:table-cell>
          <table:table-cell table:style-name="ce32" table:formula="of:=[.N11]+[.B12]-[.E12]" office:value-type="float" office:value="-2.717" calcext:value-type="float">
            <text:p>-2,717</text:p>
          </table:table-cell>
          <table:table-cell table:style-name="ce45" table:formula="of:=[.B12]-[.E12]" office:value-type="float" office:value="0.498000000000005" calcext:value-type="float">
            <text:p>0,498</text:p>
          </table:table-cell>
          <table:table-cell table:style-name="ce36" table:formula="of:=IF([.H12];[.P11]+[.E12]-[.H12];[.P11])" office:value-type="float" office:value="0.090999999999994" calcext:value-type="float">
            <text:p>0,091</text:p>
          </table:table-cell>
          <table:table-cell table:style-name="ce45" table:formula="of:=[.Q11]+[.C12]-[.F12]" office:value-type="float" office:value="-10.442" calcext:value-type="float">
            <text:p>-10,442</text:p>
          </table:table-cell>
          <table:table-cell table:style-name="ce45" table:formula="of:=[.C12]-[.F12]" office:value-type="float" office:value="-2.887" calcext:value-type="float">
            <text:p>-2,887</text:p>
          </table:table-cell>
          <table:table-cell table:style-name="ce36" table:formula="of:=IF([.I12];[.S11]+[.F12]-[.I12];[.S11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6.889" calcext:value-type="float">
            <text:p>-6,889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7.58099999999999" calcext:value-type="float">
            <text:p>7,581</text:p>
          </table:table-cell>
          <table:table-cell table:style-name="ce32" table:formula="of:=[.N12]+[.B13]-[.E13]" office:value-type="float" office:value="-1.675" calcext:value-type="float">
            <text:p>-1,675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0.090999999999994" calcext:value-type="float">
            <text:p>0,091</text:p>
          </table:table-cell>
          <table:table-cell table:style-name="ce45" table:formula="of:=[.Q12]+[.C13]-[.F13]" office:value-type="float" office:value="-12.103" calcext:value-type="float">
            <text:p>-12,103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-norm-MIN_LOSS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73.259" calcext:value-type="float">
            <text:p>73,259</text:p>
          </table:table-cell>
          <table:table-cell table:style-name="ce28" office:value-type="float" office:value="69.601" calcext:value-type="float">
            <text:p>69,601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2.429" calcext:value-type="float">
            <text:p>72,429</text:p>
          </table:table-cell>
          <table:table-cell table:style-name="ce35" office:value-type="float" office:value="69.14" calcext:value-type="float">
            <text:p>69,140</text:p>
          </table:table-cell>
          <table:table-cell table:style-name="ce32" office:value-type="float" office:value="63.859" calcext:value-type="float">
            <text:p>63,859</text:p>
          </table:table-cell>
          <table:table-cell table:style-name="ce12" office:value-type="float" office:value="66.495" calcext:value-type="float">
            <text:p>66,495</text:p>
          </table:table-cell>
          <table:table-cell table:style-name="ce36" office:value-type="float" office:value="65.177" calcext:value-type="float">
            <text:p>65,177</text:p>
          </table:table-cell>
          <table:table-cell table:style-name="ce32" table:formula="of:=[.K13]+[.D14]-[.G14]" office:value-type="float" office:value="-6.428" calcext:value-type="float">
            <text:p>-6,428</text:p>
          </table:table-cell>
          <table:table-cell table:style-name="ce45" table:formula="of:=[.D14]-[.G14]" office:value-type="float" office:value="0.460999999999999" calcext:value-type="float">
            <text:p>0,461</text:p>
          </table:table-cell>
          <table:table-cell table:style-name="ce36" table:formula="of:=IF([.J14];[.M13]+[.G14]-[.J14];[.M13])" office:value-type="float" office:value="11.544" calcext:value-type="float">
            <text:p>11,544</text:p>
          </table:table-cell>
          <table:table-cell table:style-name="ce32" table:formula="of:=[.N13]+[.B14]-[.E14]" office:value-type="float" office:value="-1.584" calcext:value-type="float">
            <text:p>-1,584</text:p>
          </table:table-cell>
          <table:table-cell table:style-name="ce45" table:formula="of:=[.B14]-[.E14]" office:value-type="float" office:value="0.090999999999994" calcext:value-type="float">
            <text:p>0,091</text:p>
          </table:table-cell>
          <table:table-cell table:style-name="ce36" table:formula="of:=IF([.H14];[.P13]+[.E14]-[.H14];[.P13])" office:value-type="float" office:value="2.08299999999999" calcext:value-type="float">
            <text:p>2,083</text:p>
          </table:table-cell>
          <table:table-cell table:style-name="ce45" table:formula="of:=[.Q13]+[.C14]-[.F14]" office:value-type="float" office:value="-11.273" calcext:value-type="float">
            <text:p>-11,273</text:p>
          </table:table-cell>
          <table:table-cell table:style-name="ce45" table:formula="of:=[.C14]-[.F14]" office:value-type="float" office:value="0.829999999999998" calcext:value-type="float">
            <text:p>0,830</text:p>
          </table:table-cell>
          <table:table-cell table:style-name="ce36" table:formula="of:=IF([.I14];[.S13]+[.F14]-[.I14];[.S13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14]+[.D15]-[.G15]" office:value-type="float" office:value="-7.68899999999999" calcext:value-type="float">
            <text:p>-7,689</text:p>
          </table:table-cell>
          <table:table-cell table:style-name="ce45" table:formula="of:=[.D15]-[.G15]" office:value-type="float" office:value="-1.261" calcext:value-type="float">
            <text:p>-1,261</text:p>
          </table:table-cell>
          <table:table-cell table:style-name="ce36" table:formula="of:=IF([.J15];[.M14]+[.G15]-[.J15];[.M14])" office:value-type="float" office:value="11.544" calcext:value-type="float">
            <text:p>11,544</text:p>
          </table:table-cell>
          <table:table-cell table:style-name="ce32" table:formula="of:=[.N14]+[.B15]-[.E15]" office:value-type="float" office:value="-3.078" calcext:value-type="float">
            <text:p>-3,078</text:p>
          </table:table-cell>
          <table:table-cell table:style-name="ce45" table:formula="of:=[.B15]-[.E15]" office:value-type="float" office:value="-1.494" calcext:value-type="float">
            <text:p>-1,494</text:p>
          </table:table-cell>
          <table:table-cell table:style-name="ce36" table:formula="of:=IF([.H15];[.P14]+[.E15]-[.H15];[.P14])" office:value-type="float" office:value="2.08299999999999" calcext:value-type="float">
            <text:p>2,083</text:p>
          </table:table-cell>
          <table:table-cell table:style-name="ce45" table:formula="of:=[.Q14]+[.C15]-[.F15]" office:value-type="float" office:value="-12.301" calcext:value-type="float">
            <text:p>-12,301</text:p>
          </table:table-cell>
          <table:table-cell table:style-name="ce45" table:formula="of:=[.C15]-[.F15]" office:value-type="float" office:value="-1.02800000000001" calcext:value-type="float">
            <text:p>-1,028</text:p>
          </table:table-cell>
          <table:table-cell table:style-name="ce36" table:formula="of:=IF([.I15];[.S14]+[.F15]-[.I15];[.S14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5]+[.D16]-[.G16]" office:value-type="float" office:value="-6.73499999999999" calcext:value-type="float">
            <text:p>-6,735</text:p>
          </table:table-cell>
          <table:table-cell table:style-name="ce45" table:formula="of:=[.D16]-[.G16]" office:value-type="float" office:value="0.954000000000008" calcext:value-type="float">
            <text:p>0,954</text:p>
          </table:table-cell>
          <table:table-cell table:style-name="ce36" table:formula="of:=IF([.J16];[.M15]+[.G16]-[.J16];[.M15])" office:value-type="float" office:value="9.76699999999998" calcext:value-type="float">
            <text:p>9,767</text:p>
          </table:table-cell>
          <table:table-cell table:style-name="ce32" table:formula="of:=[.N15]+[.B16]-[.E16]" office:value-type="float" office:value="-0.814" calcext:value-type="float">
            <text:p>-0,814</text:p>
          </table:table-cell>
          <table:table-cell table:style-name="ce45" table:formula="of:=[.B16]-[.E16]" office:value-type="float" office:value="2.264" calcext:value-type="float">
            <text:p>2,264</text:p>
          </table:table-cell>
          <table:table-cell table:style-name="ce36" table:formula="of:=IF([.H16];[.P15]+[.E16]-[.H16];[.P15])" office:value-type="float" office:value="2.76199999999999" calcext:value-type="float">
            <text:p>2,762</text:p>
          </table:table-cell>
          <table:table-cell table:style-name="ce45" table:formula="of:=[.Q15]+[.C16]-[.F16]" office:value-type="float" office:value="-12.657" calcext:value-type="float">
            <text:p>-12,657</text:p>
          </table:table-cell>
          <table:table-cell table:style-name="ce45" table:formula="of:=[.C16]-[.F16]" office:value-type="float" office:value="-0.355999999999995" calcext:value-type="float">
            <text:p>-0,356</text:p>
          </table:table-cell>
          <table:table-cell table:style-name="ce36" table:formula="of:=IF([.I16];[.S15]+[.F16]-[.I16];[.S15])" office:value-type="float" office:value="16.772" calcext:value-type="float">
            <text:p>16,77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6]+[.D17]-[.G17]" office:value-type="float" office:value="-4.43699999999998" calcext:value-type="float">
            <text:p>-4,437</text:p>
          </table:table-cell>
          <table:table-cell table:style-name="ce45" table:formula="of:=[.D17]-[.G17]" office:value-type="float" office:value="2.298" calcext:value-type="float">
            <text:p>2,298</text:p>
          </table:table-cell>
          <table:table-cell table:style-name="ce36" table:formula="of:=IF([.J17];[.M16]+[.G17]-[.J17];[.M16])" office:value-type="float" office:value="9.36399999999998" calcext:value-type="float">
            <text:p>9,364</text:p>
          </table:table-cell>
          <table:table-cell table:style-name="ce32" table:formula="of:=[.N16]+[.B17]-[.E17]" office:value-type="float" office:value="-0.133999999999986" calcext:value-type="float">
            <text:p>-0,134</text:p>
          </table:table-cell>
          <table:table-cell table:style-name="ce45" table:formula="of:=[.B17]-[.E17]" office:value-type="float" office:value="0.680000000000007" calcext:value-type="float">
            <text:p>0,680</text:p>
          </table:table-cell>
          <table:table-cell table:style-name="ce36" table:formula="of:=IF([.H17];[.P16]+[.E17]-[.H17];[.P16])" office:value-type="float" office:value="3.89399999999999" calcext:value-type="float">
            <text:p>3,894</text:p>
          </table:table-cell>
          <table:table-cell table:style-name="ce45" table:formula="of:=[.Q16]+[.C17]-[.F17]" office:value-type="float" office:value="-8.74" calcext:value-type="float">
            <text:p>-8,740</text:p>
          </table:table-cell>
          <table:table-cell table:style-name="ce45" table:formula="of:=[.C17]-[.F17]" office:value-type="float" office:value="3.917" calcext:value-type="float">
            <text:p>3,917</text:p>
          </table:table-cell>
          <table:table-cell table:style-name="ce36" table:formula="of:=IF([.I17];[.S16]+[.F17]-[.I17];[.S16])" office:value-type="float" office:value="14.833" calcext:value-type="float">
            <text:p>14,83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7]+[.D18]-[.G18]" office:value-type="float" office:value="-2.53299999999999" calcext:value-type="float">
            <text:p>-2,533</text:p>
          </table:table-cell>
          <table:table-cell table:style-name="ce45" table:formula="of:=[.D18]-[.G18]" office:value-type="float" office:value="1.904" calcext:value-type="float">
            <text:p>1,904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1.81300000000001" calcext:value-type="float">
            <text:p>1,813</text:p>
          </table:table-cell>
          <table:table-cell table:style-name="ce45" table:formula="of:=[.B18]-[.E18]" office:value-type="float" office:value="1.947" calcext:value-type="float">
            <text:p>1,947</text:p>
          </table:table-cell>
          <table:table-cell table:style-name="ce36" table:formula="of:=IF([.H18];[.P17]+[.E18]-[.H18];[.P17])" office:value-type="float" office:value="3.89399999999999" calcext:value-type="float">
            <text:p>3,894</text:p>
          </table:table-cell>
          <table:table-cell table:style-name="ce45" table:formula="of:=[.Q17]+[.C18]-[.F18]" office:value-type="float" office:value="-6.881" calcext:value-type="float">
            <text:p>-6,881</text:p>
          </table:table-cell>
          <table:table-cell table:style-name="ce45" table:formula="of:=[.C18]-[.F18]" office:value-type="float" office:value="1.85899999999999" calcext:value-type="float">
            <text:p>1,859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8]+[.D19]-[.G19]" office:value-type="float" office:value="-1.25399999999999" calcext:value-type="float">
            <text:p>-1,254</text:p>
          </table:table-cell>
          <table:table-cell table:style-name="ce45" table:formula="of:=[.D19]-[.G19]" office:value-type="float" office:value="1.279" calcext:value-type="float">
            <text:p>1,279</text:p>
          </table:table-cell>
          <table:table-cell table:style-name="ce36" table:formula="of:=IF([.J19];[.M18]+[.G19]-[.J19];[.M18])" office:value-type="float" office:value="2.46799999999997" calcext:value-type="float">
            <text:p>2,468</text:p>
          </table:table-cell>
          <table:table-cell table:style-name="ce32" table:formula="of:=[.N18]+[.B19]-[.E19]" office:value-type="float" office:value="3.89599999999999" calcext:value-type="float">
            <text:p>3,896</text:p>
          </table:table-cell>
          <table:table-cell table:style-name="ce45" table:formula="of:=[.B19]-[.E19]" office:value-type="float" office:value="2.08299999999999" calcext:value-type="float">
            <text:p>2,083</text:p>
          </table:table-cell>
          <table:table-cell table:style-name="ce36" table:formula="of:=IF([.H19];[.P18]+[.E19]-[.H19];[.P18])" office:value-type="float" office:value="3.89399999999999" calcext:value-type="float">
            <text:p>3,894</text:p>
          </table:table-cell>
          <table:table-cell table:style-name="ce45" table:formula="of:=[.Q18]+[.C19]-[.F19]" office:value-type="float" office:value="-6.40600000000001" calcext:value-type="float">
            <text:p>-6,406</text:p>
          </table:table-cell>
          <table:table-cell table:style-name="ce45" table:formula="of:=[.C19]-[.F19]" office:value-type="float" office:value="0.474999999999994" calcext:value-type="float">
            <text:p>0,475</text:p>
          </table:table-cell>
          <table:table-cell table:style-name="ce36" table:formula="of:=IF([.I19];[.S18]+[.F19]-[.I19];[.S18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3">
          <table:table-cell table:style-name="ce59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9]+[.D20]-[.G20]" office:value-type="float" office:value="-0.546999999999997" calcext:value-type="float">
            <text:p>-0,547</text:p>
          </table:table-cell>
          <table:table-cell table:style-name="ce45" table:formula="of:=[.D20]-[.G20]" office:value-type="float" office:value="0.706999999999994" calcext:value-type="float">
            <text:p>0,707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4.12199999999999" calcext:value-type="float">
            <text:p>4,122</text:p>
          </table:table-cell>
          <table:table-cell table:style-name="ce45" table:formula="of:=[.B20]-[.E20]" office:value-type="float" office:value="0.225999999999999" calcext:value-type="float">
            <text:p>0,226</text:p>
          </table:table-cell>
          <table:table-cell table:style-name="ce36" table:formula="of:=IF([.H20];[.P19]+[.E20]-[.H20];[.P19])" office:value-type="float" office:value="2.71599999999999" calcext:value-type="float">
            <text:p>2,716</text:p>
          </table:table-cell>
          <table:table-cell table:style-name="ce45" table:formula="of:=[.Q19]+[.C20]-[.F20]" office:value-type="float" office:value="-5.21900000000001" calcext:value-type="float">
            <text:p>-5,219</text:p>
          </table:table-cell>
          <table:table-cell table:style-name="ce45" table:formula="of:=[.C20]-[.F20]" office:value-type="float" office:value="1.187" calcext:value-type="float">
            <text:p>1,187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0]+[.D21]-[.G21]" office:value-type="float" office:value="-1.76599999999999" calcext:value-type="float">
            <text:p>-1,766</text:p>
          </table:table-cell>
          <table:table-cell table:style-name="ce45" table:formula="of:=[.D21]-[.G21]" office:value-type="float" office:value="-1.21899999999999" calcext:value-type="float">
            <text:p>-1,219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2.35599999999998" calcext:value-type="float">
            <text:p>2,356</text:p>
          </table:table-cell>
          <table:table-cell table:style-name="ce45" table:formula="of:=[.B21]-[.E21]" office:value-type="float" office:value="-1.76600000000001" calcext:value-type="float">
            <text:p>-1,766</text:p>
          </table:table-cell>
          <table:table-cell table:style-name="ce36" table:formula="of:=IF([.H21];[.P20]+[.E21]-[.H21];[.P20])" office:value-type="float" office:value="2.71599999999999" calcext:value-type="float">
            <text:p>2,716</text:p>
          </table:table-cell>
          <table:table-cell table:style-name="ce45" table:formula="of:=[.Q20]+[.C21]-[.F21]" office:value-type="float" office:value="-5.89100000000002" calcext:value-type="float">
            <text:p>-5,891</text:p>
          </table:table-cell>
          <table:table-cell table:style-name="ce45" table:formula="of:=[.C21]-[.F21]" office:value-type="float" office:value="-0.672000000000011" calcext:value-type="float">
            <text:p>-0,672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1]+[.D22]-[.G22]" office:value-type="float" office:value="-2.85999999999999" calcext:value-type="float">
            <text:p>-2,860</text:p>
          </table:table-cell>
          <table:table-cell table:style-name="ce45" table:formula="of:=[.D22]-[.G22]" office:value-type="float" office:value="-1.09399999999999" calcext:value-type="float">
            <text:p>-1,094</text:p>
          </table:table-cell>
          <table:table-cell table:style-name="ce36" table:formula="of:=IF([.J22];[.M21]+[.G22]-[.J22];[.M21])" office:value-type="float" office:value="0.363999999999962" calcext:value-type="float">
            <text:p>0,364</text:p>
          </table:table-cell>
          <table:table-cell table:style-name="ce32" table:formula="of:=[.N21]+[.B22]-[.E22]" office:value-type="float" office:value="-1.81100000000002" calcext:value-type="float">
            <text:p>-1,811</text:p>
          </table:table-cell>
          <table:table-cell table:style-name="ce45" table:formula="of:=[.B22]-[.E22]" office:value-type="float" office:value="-4.167" calcext:value-type="float">
            <text:p>-4,167</text:p>
          </table:table-cell>
          <table:table-cell table:style-name="ce36" table:formula="of:=IF([.H22];[.P21]+[.E22]-[.H22];[.P21])" office:value-type="float" office:value="2.71599999999999" calcext:value-type="float">
            <text:p>2,716</text:p>
          </table:table-cell>
          <table:table-cell table:style-name="ce45" table:formula="of:=[.Q21]+[.C22]-[.F22]" office:value-type="float" office:value="-3.91300000000003" calcext:value-type="float">
            <text:p>-3,913</text:p>
          </table:table-cell>
          <table:table-cell table:style-name="ce45" table:formula="of:=[.C22]-[.F22]" office:value-type="float" office:value="1.97799999999999" calcext:value-type="float">
            <text:p>1,978</text:p>
          </table:table-cell>
          <table:table-cell table:style-name="ce36" table:formula="of:=IF([.I22];[.S21]+[.F22]-[.I22];[.S21])" office:value-type="float" office:value="14.278" calcext:value-type="float">
            <text:p>14,278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-1.27599999999998" calcext:value-type="float">
            <text:p>-1,276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2.93100000000004" calcext:value-type="float">
            <text:p>-2,931</text:p>
          </table:table-cell>
          <table:table-cell table:style-name="ce32" table:formula="of:=[.N22]+[.B23]-[.E23]" office:value-type="float" office:value="3.21699999999998" calcext:value-type="float">
            <text:p>3,217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6" calcext:value-type="float">
            <text:p>-3,716</text:p>
          </table:table-cell>
          <table:table-cell table:style-name="ce45" table:formula="of:=[.Q22]+[.C23]-[.F23]" office:value-type="float" office:value="-5.77200000000002" calcext:value-type="float">
            <text:p>-5,772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23]+[.D24]-[.G24]" office:value-type="float" office:value="-4.65399999999998" calcext:value-type="float">
            <text:p>-4,654</text:p>
          </table:table-cell>
          <table:table-cell table:style-name="ce45" table:formula="of:=[.D24]-[.G24]" office:value-type="float" office:value="-3.378" calcext:value-type="float">
            <text:p>-3,378</text:p>
          </table:table-cell>
          <table:table-cell table:style-name="ce36" table:formula="of:=IF([.J24];[.M23]+[.G24]-[.J24];[.M23])" office:value-type="float" office:value="-2.93100000000004" calcext:value-type="float">
            <text:p>-2,931</text:p>
          </table:table-cell>
          <table:table-cell table:style-name="ce32" table:formula="of:=[.N23]+[.B24]-[.E24]" office:value-type="float" office:value="-5.16200000000002" calcext:value-type="float">
            <text:p>-5,162</text:p>
          </table:table-cell>
          <table:table-cell table:style-name="ce45" table:formula="of:=[.B24]-[.E24]" office:value-type="float" office:value="-8.379" calcext:value-type="float">
            <text:p>-8,379</text:p>
          </table:table-cell>
          <table:table-cell table:style-name="ce36" table:formula="of:=IF([.H24];[.P23]+[.E24]-[.H24];[.P23])" office:value-type="float" office:value="-3.716" calcext:value-type="float">
            <text:p>-3,716</text:p>
          </table:table-cell>
          <table:table-cell table:style-name="ce45" table:formula="of:=[.Q23]+[.C24]-[.F24]" office:value-type="float" office:value="-4.15000000000002" calcext:value-type="float">
            <text:p>-4,150</text:p>
          </table:table-cell>
          <table:table-cell table:style-name="ce45" table:formula="of:=[.C24]-[.F24]" office:value-type="float" office:value="1.622" calcext:value-type="float">
            <text:p>1,622</text:p>
          </table:table-cell>
          <table:table-cell table:style-name="ce36" table:formula="of:=IF([.I24];[.S23]+[.F24]-[.I24];[.S2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2" table:formula="of:=[.K24]+[.D25]-[.G25]" office:value-type="float" office:value="-4.16499999999999" calcext:value-type="float">
            <text:p>-4,165</text:p>
          </table:table-cell>
          <table:table-cell table:style-name="ce45" table:formula="of:=[.D25]-[.G25]" office:value-type="float" office:value="0.48899999999999" calcext:value-type="float">
            <text:p>0,489</text:p>
          </table:table-cell>
          <table:table-cell table:style-name="ce36" table:formula="of:=IF([.J25];[.M24]+[.G25]-[.J25];[.M24])" office:value-type="float" office:value="-2.93100000000004" calcext:value-type="float">
            <text:p>-2,931</text:p>
          </table:table-cell>
          <table:table-cell table:style-name="ce32" table:formula="of:=[.N24]+[.B25]-[.E25]" office:value-type="float" office:value="-5.25200000000002" calcext:value-type="float">
            <text:p>-5,252</text:p>
          </table:table-cell>
          <table:table-cell table:style-name="ce45" table:formula="of:=[.B25]-[.E25]" office:value-type="float" office:value="-0.0900000000000034" calcext:value-type="float">
            <text:p>-0,090</text:p>
          </table:table-cell>
          <table:table-cell table:style-name="ce36" table:formula="of:=IF([.H25];[.P24]+[.E25]-[.H25];[.P24])" office:value-type="float" office:value="-3.716" calcext:value-type="float">
            <text:p>-3,716</text:p>
          </table:table-cell>
          <table:table-cell table:style-name="ce45" table:formula="of:=[.Q24]+[.C25]-[.F25]" office:value-type="float" office:value="-3.08200000000002" calcext:value-type="float">
            <text:p>-3,082</text:p>
          </table:table-cell>
          <table:table-cell table:style-name="ce45" table:formula="of:=[.C25]-[.F25]" office:value-type="float" office:value="1.068" calcext:value-type="float">
            <text:p>1,068</text:p>
          </table:table-cell>
          <table:table-cell table:style-name="ce36" table:formula="of:=IF([.I25];[.S24]+[.F25]-[.I25];[.S2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5]+[.D26]-[.G26]" office:value-type="float" office:value="-1.50499999999999" calcext:value-type="float">
            <text:p>-1,505</text:p>
          </table:table-cell>
          <table:table-cell table:style-name="ce45" table:formula="of:=[.D26]-[.G26]" office:value-type="float" office:value="2.66" calcext:value-type="float">
            <text:p>2,660</text:p>
          </table:table-cell>
          <table:table-cell table:style-name="ce36" table:formula="of:=IF([.J26];[.M25]+[.G26]-[.J26];[.M25])" office:value-type="float" office:value="-2.93100000000004" calcext:value-type="float">
            <text:p>-2,931</text:p>
          </table:table-cell>
          <table:table-cell table:style-name="ce32" table:formula="of:=[.N25]+[.B26]-[.E26]" office:value-type="float" office:value="-4.48200000000002" calcext:value-type="float">
            <text:p>-4,482</text:p>
          </table:table-cell>
          <table:table-cell table:style-name="ce45" table:formula="of:=[.B26]-[.E26]" office:value-type="float" office:value="0.770000000000003" calcext:value-type="float">
            <text:p>0,770</text:p>
          </table:table-cell>
          <table:table-cell table:style-name="ce36" table:formula="of:=IF([.H26];[.P25]+[.E26]-[.H26];[.P25])" office:value-type="float" office:value="-3.716" calcext:value-type="float">
            <text:p>-3,716</text:p>
          </table:table-cell>
          <table:table-cell table:style-name="ce45" table:formula="of:=[.Q25]+[.C26]-[.F26]" office:value-type="float" office:value="1.46699999999997" calcext:value-type="float">
            <text:p>1,467</text:p>
          </table:table-cell>
          <table:table-cell table:style-name="ce45" table:formula="of:=[.C26]-[.F26]" office:value-type="float" office:value="4.54899999999999" calcext:value-type="float">
            <text:p>4,549</text:p>
          </table:table-cell>
          <table:table-cell table:style-name="ce36" table:formula="of:=IF([.I26];[.S25]+[.F26]-[.I26];[.S25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1.55900000000002" calcext:value-type="float">
            <text:p>1,559</text:p>
          </table:table-cell>
          <table:table-cell table:style-name="ce34" table:formula="of:=[.D27]-[.G27]" office:value-type="float" office:value="3.064" calcext:value-type="float">
            <text:p>3,064</text:p>
          </table:table-cell>
          <table:table-cell table:style-name="ce37" table:formula="of:=IF([.J27];[.M26]+[.G27]-[.J27];[.M26])" office:value-type="float" office:value="-2.93100000000004" calcext:value-type="float">
            <text:p>-2,931</text:p>
          </table:table-cell>
          <table:table-cell table:style-name="ce33" table:formula="of:=[.N26]+[.B27]-[.E27]" office:value-type="float" office:value="0.182999999999993" calcext:value-type="float">
            <text:p>0,183</text:p>
          </table:table-cell>
          <table:table-cell table:style-name="ce34" table:formula="of:=[.B27]-[.E27]" office:value-type="float" office:value="4.66500000000001" calcext:value-type="float">
            <text:p>4,665</text:p>
          </table:table-cell>
          <table:table-cell table:style-name="ce37" table:formula="of:=IF([.H27];[.P26]+[.E27]-[.H27];[.P26])" office:value-type="float" office:value="-3.716" calcext:value-type="float">
            <text:p>-3,716</text:p>
          </table:table-cell>
          <table:table-cell table:style-name="ce34" table:formula="of:=[.Q26]+[.C27]-[.F27]" office:value-type="float" office:value="2.92999999999996" calcext:value-type="float">
            <text:p>2,930</text:p>
          </table:table-cell>
          <table:table-cell table:style-name="ce34" table:formula="of:=[.C27]-[.F27]" office:value-type="float" office:value="1.46299999999999" calcext:value-type="float">
            <text:p>1,463</text:p>
          </table:table-cell>
          <table:table-cell table:style-name="ce37" table:formula="of:=IF([.I27];[.S26]+[.F27]-[.I27];[.S26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7]+[.D28]-[.G28]" office:value-type="float" office:value="1.20400000000003" calcext:value-type="float">
            <text:p>1,204</text:p>
          </table:table-cell>
          <table:table-cell table:style-name="ce45" table:formula="of:=[.D28]-[.G28]" office:value-type="float" office:value="-0.354999999999997" calcext:value-type="float">
            <text:p>-0,355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-1.67400000000001" calcext:value-type="float">
            <text:p>-1,674</text:p>
          </table:table-cell>
          <table:table-cell table:style-name="ce45" table:formula="of:=[.B28]-[.E28]" office:value-type="float" office:value="-1.857" calcext:value-type="float">
            <text:p>-1,857</text:p>
          </table:table-cell>
          <table:table-cell table:style-name="ce36" table:formula="of:=IF([.H28];[.P27]+[.E28]-[.H28];[.P27])" office:value-type="float" office:value="-3.716" calcext:value-type="float">
            <text:p>-3,716</text:p>
          </table:table-cell>
          <table:table-cell table:style-name="ce45" table:formula="of:=[.Q27]+[.C28]-[.F28]" office:value-type="float" office:value="4.07699999999997" calcext:value-type="float">
            <text:p>4,077</text:p>
          </table:table-cell>
          <table:table-cell table:style-name="ce45" table:formula="of:=[.C28]-[.F28]" office:value-type="float" office:value="1.14700000000001" calcext:value-type="float">
            <text:p>1,147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8]+[.D29]-[.G29]" office:value-type="float" office:value="4.50800000000002" calcext:value-type="float">
            <text:p>4,508</text:p>
          </table:table-cell>
          <table:table-cell table:style-name="ce45" table:formula="of:=[.D29]-[.G29]" office:value-type="float" office:value="3.304" calcext:value-type="float">
            <text:p>3,304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.76799999999999" calcext:value-type="float">
            <text:p>1,768</text:p>
          </table:table-cell>
          <table:table-cell table:style-name="ce45" table:formula="of:=[.B29]-[.E29]" office:value-type="float" office:value="3.442" calcext:value-type="float">
            <text:p>3,442</text:p>
          </table:table-cell>
          <table:table-cell table:style-name="ce36" table:formula="of:=IF([.H29];[.P28]+[.E29]-[.H29];[.P28])" office:value-type="float" office:value="-3.716" calcext:value-type="float">
            <text:p>-3,716</text:p>
          </table:table-cell>
          <table:table-cell table:style-name="ce45" table:formula="of:=[.Q28]+[.C29]-[.F29]" office:value-type="float" office:value="7.24099999999997" calcext:value-type="float">
            <text:p>7,241</text:p>
          </table:table-cell>
          <table:table-cell table:style-name="ce45" table:formula="of:=[.C29]-[.F29]" office:value-type="float" office:value="3.164" calcext:value-type="float">
            <text:p>3,164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4.73500000000003" calcext:value-type="float">
            <text:p>4,735</text:p>
          </table:table-cell>
          <table:table-cell table:style-name="ce45" table:formula="of:=[.D30]-[.G30]" office:value-type="float" office:value="0.227000000000004" calcext:value-type="float">
            <text:p>0,227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2.855" calcext:value-type="float">
            <text:p>2,855</text:p>
          </table:table-cell>
          <table:table-cell table:style-name="ce45" table:formula="of:=[.B30]-[.E30]" office:value-type="float" office:value="1.087" calcext:value-type="float">
            <text:p>1,087</text:p>
          </table:table-cell>
          <table:table-cell table:style-name="ce36" table:formula="of:=IF([.H30];[.P29]+[.E30]-[.H30];[.P29])" office:value-type="float" office:value="-3.716" calcext:value-type="float">
            <text:p>-3,716</text:p>
          </table:table-cell>
          <table:table-cell table:style-name="ce45" table:formula="of:=[.Q29]+[.C30]-[.F30]" office:value-type="float" office:value="6.60799999999998" calcext:value-type="float">
            <text:p>6,608</text:p>
          </table:table-cell>
          <table:table-cell table:style-name="ce45" table:formula="of:=[.C30]-[.F30]" office:value-type="float" office:value="-0.632999999999996" calcext:value-type="float">
            <text:p>-0,633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5.81100000000002" calcext:value-type="float">
            <text:p>5,811</text:p>
          </table:table-cell>
          <table:table-cell table:style-name="ce45" table:formula="of:=[.D31]-[.G31]" office:value-type="float" office:value="1.076" calcext:value-type="float">
            <text:p>1,076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2.674" calcext:value-type="float">
            <text:p>2,674</text:p>
          </table:table-cell>
          <table:table-cell table:style-name="ce45" table:formula="of:=[.B31]-[.E31]" office:value-type="float" office:value="-0.180999999999997" calcext:value-type="float">
            <text:p>-0,181</text:p>
          </table:table-cell>
          <table:table-cell table:style-name="ce36" table:formula="of:=IF([.H31];[.P30]+[.E31]-[.H31];[.P30])" office:value-type="float" office:value="-3.716" calcext:value-type="float">
            <text:p>-3,716</text:p>
          </table:table-cell>
          <table:table-cell table:style-name="ce45" table:formula="of:=[.Q30]+[.C31]-[.F31]" office:value-type="float" office:value="8.94199999999998" calcext:value-type="float">
            <text:p>8,942</text:p>
          </table:table-cell>
          <table:table-cell table:style-name="ce45" table:formula="of:=[.C31]-[.F31]" office:value-type="float" office:value="2.334" calcext:value-type="float">
            <text:p>2,334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1]+[.D32]-[.G32]" office:value-type="float" office:value="4.83600000000002" calcext:value-type="float">
            <text:p>4,836</text:p>
          </table:table-cell>
          <table:table-cell table:style-name="ce45" table:formula="of:=[.D32]-[.G32]" office:value-type="float" office:value="-0.975000000000001" calcext:value-type="float">
            <text:p>-0,975</text:p>
          </table:table-cell>
          <table:table-cell table:style-name="ce36" table:formula="of:=IF([.J32];[.M31]+[.G32]-[.J32];[.M31])" office:value-type="float" office:value="-3.24200000000004" calcext:value-type="float">
            <text:p>-3,242</text:p>
          </table:table-cell>
          <table:table-cell table:style-name="ce32" table:formula="of:=[.N31]+[.B32]-[.E32]" office:value-type="float" office:value="1.949" calcext:value-type="float">
            <text:p>1,949</text:p>
          </table:table-cell>
          <table:table-cell table:style-name="ce45" table:formula="of:=[.B32]-[.E32]" office:value-type="float" office:value="-0.725000000000001" calcext:value-type="float">
            <text:p>-0,725</text:p>
          </table:table-cell>
          <table:table-cell table:style-name="ce36" table:formula="of:=IF([.H32];[.P31]+[.E32]-[.H32];[.P31])" office:value-type="float" office:value="-3.716" calcext:value-type="float">
            <text:p>-3,716</text:p>
          </table:table-cell>
          <table:table-cell table:style-name="ce45" table:formula="of:=[.Q31]+[.C32]-[.F32]" office:value-type="float" office:value="7.71599999999998" calcext:value-type="float">
            <text:p>7,716</text:p>
          </table:table-cell>
          <table:table-cell table:style-name="ce45" table:formula="of:=[.C32]-[.F32]" office:value-type="float" office:value="-1.226" calcext:value-type="float">
            <text:p>-1,226</text:p>
          </table:table-cell>
          <table:table-cell table:style-name="ce36" table:formula="of:=IF([.I32];[.S31]+[.F32]-[.I32];[.S31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.47000000000001" calcext:value-type="float">
            <text:p>6,470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3.24200000000004" calcext:value-type="float">
            <text:p>-3,242</text:p>
          </table:table-cell>
          <table:table-cell table:style-name="ce32" table:formula="of:=[.N32]+[.B33]-[.E33]" office:value-type="float" office:value="2.764" calcext:value-type="float">
            <text:p>2,764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6" calcext:value-type="float">
            <text:p>-3,716</text:p>
          </table:table-cell>
          <table:table-cell table:style-name="ce45" table:formula="of:=[.Q32]+[.C33]-[.F33]" office:value-type="float" office:value="10.169" calcext:value-type="float">
            <text:p>10,169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3]+[.D34]-[.G34]" office:value-type="float" office:value="6.45700000000002" calcext:value-type="float">
            <text:p>6,457</text:p>
          </table:table-cell>
          <table:table-cell table:style-name="ce45" table:formula="of:=[.D34]-[.G34]" office:value-type="float" office:value="-0.0129999999999981" calcext:value-type="float">
            <text:p>-0,013</text:p>
          </table:table-cell>
          <table:table-cell table:style-name="ce36" table:formula="of:=IF([.J34];[.M33]+[.G34]-[.J34];[.M33])" office:value-type="float" office:value="-3.24200000000004" calcext:value-type="float">
            <text:p>-3,242</text:p>
          </table:table-cell>
          <table:table-cell table:style-name="ce32" table:formula="of:=[.N33]+[.B34]-[.E34]" office:value-type="float" office:value="1.63199999999999" calcext:value-type="float">
            <text:p>1,632</text:p>
          </table:table-cell>
          <table:table-cell table:style-name="ce45" table:formula="of:=[.B34]-[.E34]" office:value-type="float" office:value="-1.13200000000001" calcext:value-type="float">
            <text:p>-1,132</text:p>
          </table:table-cell>
          <table:table-cell table:style-name="ce36" table:formula="of:=IF([.H34];[.P33]+[.E34]-[.H34];[.P33])" office:value-type="float" office:value="-3.716" calcext:value-type="float">
            <text:p>-3,716</text:p>
          </table:table-cell>
          <table:table-cell table:style-name="ce45" table:formula="of:=[.Q33]+[.C34]-[.F34]" office:value-type="float" office:value="11.277" calcext:value-type="float">
            <text:p>11,277</text:p>
          </table:table-cell>
          <table:table-cell table:style-name="ce45" table:formula="of:=[.C34]-[.F34]" office:value-type="float" office:value="1.108" calcext:value-type="float">
            <text:p>1,108</text:p>
          </table:table-cell>
          <table:table-cell table:style-name="ce36" table:formula="of:=IF([.I34];[.S33]+[.F34]-[.I34];[.S33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4]+[.D35]-[.G35]" office:value-type="float" office:value="8.68300000000002" calcext:value-type="float">
            <text:p>8,683</text:p>
          </table:table-cell>
          <table:table-cell table:style-name="ce45" table:formula="of:=[.D35]-[.G35]" office:value-type="float" office:value="2.226" calcext:value-type="float">
            <text:p>2,226</text:p>
          </table:table-cell>
          <table:table-cell table:style-name="ce36" table:formula="of:=IF([.J35];[.M34]+[.G35]-[.J35];[.M34])" office:value-type="float" office:value="-3.24200000000004" calcext:value-type="float">
            <text:p>-3,242</text:p>
          </table:table-cell>
          <table:table-cell table:style-name="ce32" table:formula="of:=[.N34]+[.B35]-[.E35]" office:value-type="float" office:value="4.62099999999999" calcext:value-type="float">
            <text:p>4,621</text:p>
          </table:table-cell>
          <table:table-cell table:style-name="ce45" table:formula="of:=[.B35]-[.E35]" office:value-type="float" office:value="2.989" calcext:value-type="float">
            <text:p>2,989</text:p>
          </table:table-cell>
          <table:table-cell table:style-name="ce36" table:formula="of:=IF([.H35];[.P34]+[.E35]-[.H35];[.P34])" office:value-type="float" office:value="-3.716" calcext:value-type="float">
            <text:p>-3,716</text:p>
          </table:table-cell>
          <table:table-cell table:style-name="ce45" table:formula="of:=[.Q34]+[.C35]-[.F35]" office:value-type="float" office:value="12.74" calcext:value-type="float">
            <text:p>12,740</text:p>
          </table:table-cell>
          <table:table-cell table:style-name="ce45" table:formula="of:=[.C35]-[.F35]" office:value-type="float" office:value="1.463" calcext:value-type="float">
            <text:p>1,463</text:p>
          </table:table-cell>
          <table:table-cell table:style-name="ce36" table:formula="of:=IF([.I35];[.S34]+[.F35]-[.I35];[.S34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35]+[.D36]-[.G36]" office:value-type="float" office:value="10.197" calcext:value-type="float">
            <text:p>10,197</text:p>
          </table:table-cell>
          <table:table-cell table:style-name="ce45" table:formula="of:=[.D36]-[.G36]" office:value-type="float" office:value="1.514" calcext:value-type="float">
            <text:p>1,514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3.53499999999998" calcext:value-type="float">
            <text:p>3,535</text:p>
          </table:table-cell>
          <table:table-cell table:style-name="ce45" table:formula="of:=[.B36]-[.E36]" office:value-type="float" office:value="-1.08600000000001" calcext:value-type="float">
            <text:p>-1,086</text:p>
          </table:table-cell>
          <table:table-cell table:style-name="ce36" table:formula="of:=IF([.H36];[.P35]+[.E36]-[.H36];[.P35])" office:value-type="float" office:value="-3.716" calcext:value-type="float">
            <text:p>-3,716</text:p>
          </table:table-cell>
          <table:table-cell table:style-name="ce45" table:formula="of:=[.Q35]+[.C36]-[.F36]" office:value-type="float" office:value="16.854" calcext:value-type="float">
            <text:p>16,854</text:p>
          </table:table-cell>
          <table:table-cell table:style-name="ce45" table:formula="of:=[.C36]-[.F36]" office:value-type="float" office:value="4.114" calcext:value-type="float">
            <text:p>4,114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36]+[.D37]-[.G37]" office:value-type="float" office:value="9.62400000000003" calcext:value-type="float">
            <text:p>9,624</text:p>
          </table:table-cell>
          <table:table-cell table:style-name="ce45" table:formula="of:=[.D37]-[.G37]" office:value-type="float" office:value="-0.573" calcext:value-type="float">
            <text:p>-0,573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1.04399999999998" calcext:value-type="float">
            <text:p>1,044</text:p>
          </table:table-cell>
          <table:table-cell table:style-name="ce45" table:formula="of:=[.B37]-[.E37]" office:value-type="float" office:value="-2.491" calcext:value-type="float">
            <text:p>-2,491</text:p>
          </table:table-cell>
          <table:table-cell table:style-name="ce36" table:formula="of:=IF([.H37];[.P36]+[.E37]-[.H37];[.P36])" office:value-type="float" office:value="-3.716" calcext:value-type="float">
            <text:p>-3,716</text:p>
          </table:table-cell>
          <table:table-cell table:style-name="ce45" table:formula="of:=[.Q36]+[.C37]-[.F37]" office:value-type="float" office:value="18.199" calcext:value-type="float">
            <text:p>18,199</text:p>
          </table:table-cell>
          <table:table-cell table:style-name="ce45" table:formula="of:=[.C37]-[.F37]" office:value-type="float" office:value="1.34500000000001" calcext:value-type="float">
            <text:p>1,345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1.289" calcext:value-type="float">
            <text:p>11,289</text:p>
          </table:table-cell>
          <table:table-cell table:style-name="ce45" table:formula="of:=[.D38]-[.G38]" office:value-type="float" office:value="1.665" calcext:value-type="float">
            <text:p>1,665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2.04099999999998" calcext:value-type="float">
            <text:p>2,041</text:p>
          </table:table-cell>
          <table:table-cell table:style-name="ce45" table:formula="of:=[.B38]-[.E38]" office:value-type="float" office:value="0.997" calcext:value-type="float">
            <text:p>0,997</text:p>
          </table:table-cell>
          <table:table-cell table:style-name="ce36" table:formula="of:=IF([.H38];[.P37]+[.E38]-[.H38];[.P37])" office:value-type="float" office:value="-3.716" calcext:value-type="float">
            <text:p>-3,716</text:p>
          </table:table-cell>
          <table:table-cell table:style-name="ce45" table:formula="of:=[.Q37]+[.C38]-[.F38]" office:value-type="float" office:value="20.533" calcext:value-type="float">
            <text:p>20,533</text:p>
          </table:table-cell>
          <table:table-cell table:style-name="ce45" table:formula="of:=[.C38]-[.F38]" office:value-type="float" office:value="2.334" calcext:value-type="float">
            <text:p>2,334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3.617" calcext:value-type="float">
            <text:p>13,617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-0.54000000000002" calcext:value-type="float">
            <text:p>-0,540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6" calcext:value-type="float">
            <text:p>-3,716</text:p>
          </table:table-cell>
          <table:table-cell table:style-name="ce45" table:formula="of:=[.Q38]+[.C39]-[.F39]" office:value-type="float" office:value="27.772" calcext:value-type="float">
            <text:p>27,772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5.594" calcext:value-type="float">
            <text:p>15,594</text:p>
          </table:table-cell>
          <table:table-cell table:style-name="ce45" table:formula="of:=[.D40]-[.G40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0]-[.E40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0]-[.F40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0]+[.D41]-[.G41]" office:value-type="float" office:value="17.192" calcext:value-type="float">
            <text:p>17,192</text:p>
          </table:table-cell>
          <table:table-cell table:style-name="ce45" table:formula="of:=[.D41]-[.G41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1]-[.E41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1]-[.F41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22.314" calcext:value-type="float">
            <text:p>22,314</text:p>
          </table:table-cell>
          <table:table-cell table:style-name="ce45" table:formula="of:=[.D42]-[.G42]" office:value-type="float" office:value="5.122" calcext:value-type="float">
            <text:p>5,122</text:p>
          </table:table-cell>
          <table:table-cell table:style-name="ce36"/>
          <table:table-cell table:style-name="ce32"/>
          <table:table-cell table:style-name="ce45" table:formula="of:=[.B42]-[.E42]" office:value-type="float" office:value="-0.950999999999993" calcext:value-type="float">
            <text:p>-0,951</text:p>
          </table:table-cell>
          <table:table-cell table:style-name="ce28"/>
          <table:table-cell table:style-name="ce12"/>
          <table:table-cell table:style-name="ce45" table:formula="of:=[.C42]-[.F42]" office:value-type="float" office:value="11.195" calcext:value-type="float">
            <text:p>11,19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42]+[.D43]-[.G43]" office:value-type="float" office:value="48.531" calcext:value-type="float">
            <text:p>48,531</text:p>
          </table:table-cell>
          <table:table-cell table:style-name="ce45" table:formula="of:=[.D43]-[.G43]" office:value-type="float" office:value="26.217" calcext:value-type="float">
            <text:p>26,217</text:p>
          </table:table-cell>
          <table:table-cell table:style-name="ce36"/>
          <table:table-cell table:style-name="ce32"/>
          <table:table-cell table:style-name="ce45" table:formula="of:=[.B43]-[.E43]" office:value-type="float" office:value="2.03899999999999" calcext:value-type="float">
            <text:p>2,039</text:p>
          </table:table-cell>
          <table:table-cell table:style-name="ce28"/>
          <table:table-cell table:style-name="ce12"/>
          <table:table-cell table:style-name="ce45" table:formula="of:=[.C43]-[.F43]" office:value-type="float" office:value="50.396" calcext:value-type="float">
            <text:p>50,39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43]+[.D44]-[.G44]" office:value-type="float" office:value="72.299" calcext:value-type="float">
            <text:p>72,299</text:p>
          </table:table-cell>
          <table:table-cell table:style-name="ce45" table:formula="of:=[.D44]-[.G44]" office:value-type="float" office:value="23.768" calcext:value-type="float">
            <text:p>23,768</text:p>
          </table:table-cell>
          <table:table-cell table:style-name="ce36"/>
          <table:table-cell table:style-name="ce32"/>
          <table:table-cell table:style-name="ce45" table:formula="of:=[.B44]-[.E44]" office:value-type="float" office:value="0.542999999999999" calcext:value-type="float">
            <text:p>0,543</text:p>
          </table:table-cell>
          <table:table-cell table:style-name="ce28"/>
          <table:table-cell table:style-name="ce12"/>
          <table:table-cell table:style-name="ce45" table:formula="of:=[.C44]-[.F44]" office:value-type="float" office:value="46.993" calcext:value-type="float">
            <text:p>46,9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44.035" calcext:value-type="float">
            <text:p>44,035</text:p>
          </table:table-cell>
          <table:table-cell table:style-name="ce36"/>
          <table:table-cell table:style-name="ce32"/>
          <table:table-cell table:style-name="ce45" table:formula="of:=[.B45]-[.E45]" office:value-type="float" office:value="40.76" calcext:value-type="float">
            <text:p>40,760</text:p>
          </table:table-cell>
          <table:table-cell table:style-name="ce28"/>
          <table:table-cell table:style-name="ce12"/>
          <table:table-cell table:style-name="ce45" table:formula="of:=[.C45]-[.F45]" office:value-type="float" office:value="47.31" calcext:value-type="float">
            <text:p>47,310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 table:number-rows-repeated="2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3.8999545454545" calcext:value-type="float">
            <text:p>63,900</text:p>
          </table:table-cell>
          <table:table-cell table:style-name="ce17" table:formula="of:=AVERAGE([.C7:.C28])" office:value-type="float" office:value="71.0389090909091" calcext:value-type="float">
            <text:p>71,039</text:p>
          </table:table-cell>
          <table:table-cell table:style-name="ce17" table:formula="of:=AVERAGE([.D7:.D28])" office:value-type="float" office:value="67.4694545454545" calcext:value-type="float">
            <text:p>67,469</text:p>
          </table:table-cell>
          <table:table-cell table:style-name="ce17" table:formula="of:=AVERAGE([.E7:.E28])" office:value-type="float" office:value="63.9760454545455" calcext:value-type="float">
            <text:p>63,976</text:p>
          </table:table-cell>
          <table:table-cell table:style-name="ce17" table:formula="of:=AVERAGE([.F7:.F28])" office:value-type="float" office:value="70.8535909090909" calcext:value-type="float">
            <text:p>70,854</text:p>
          </table:table-cell>
          <table:table-cell table:style-name="ce17" table:formula="of:=AVERAGE([.G7:.G28])" office:value-type="float" office:value="67.4147272727273" calcext:value-type="float">
            <text:p>67,41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4.8737647058824" calcext:value-type="float">
            <text:p>64,874</text:p>
          </table:table-cell>
          <table:table-cell table:style-name="ce17" table:formula="of:=AVERAGE([.C7:.C23])" office:value-type="float" office:value="71.9052941176471" calcext:value-type="float">
            <text:p>71,905</text:p>
          </table:table-cell>
          <table:table-cell table:style-name="ce17" table:formula="of:=AVERAGE([.D7:.D23])" office:value-type="float" office:value="68.3895294117647" calcext:value-type="float">
            <text:p>68,390</text:p>
          </table:table-cell>
          <table:table-cell table:style-name="ce17" table:formula="of:=AVERAGE([.E7:.E23])" office:value-type="float" office:value="64.6845294117647" calcext:value-type="float">
            <text:p>64,685</text:p>
          </table:table-cell>
          <table:table-cell table:style-name="ce17" table:formula="of:=AVERAGE([.F7:.F23])" office:value-type="float" office:value="72.2448235294118" calcext:value-type="float">
            <text:p>72,245</text:p>
          </table:table-cell>
          <table:table-cell table:style-name="ce17" table:formula="of:=AVERAGE([.G7:.G23])" office:value-type="float" office:value="68.4645882352941" calcext:value-type="float">
            <text:p>68,465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4169166666667" calcext:value-type="float">
            <text:p>71,417</text:p>
          </table:table-cell>
          <table:table-cell table:style-name="ce17" table:formula="of:=AVERAGE([.J7:.J23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1" table:number-rows-repeated="4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 table:number-rows-repeated="29">
          <table:table-cell table:style-name="ce17" table:number-columns-repeated="16"/>
          <table:table-cell table:number-columns-repeated="100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levels" table:style-name="ta1">
        <table:table-column table:style-name="co16" table:default-cell-style-name="ce123"/>
        <table:table-column table:style-name="co6" table:number-columns-repeated="2" table:default-cell-style-name="ce123"/>
        <table:table-column table:style-name="co17" table:default-cell-style-name="ce123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8" table:default-cell-style-name="ce8"/>
        <table:table-column table:style-name="co19" table:default-cell-style-name="ce8"/>
        <table:table-column table:style-name="co21" table:default-cell-style-name="ce8"/>
        <table:table-column table:style-name="co19" table:default-cell-style-name="ce8"/>
        <table:table-column table:style-name="co6" table:default-cell-style-name="ce8"/>
        <table:table-column table:style-name="co22" table:default-cell-style-name="ce8"/>
        <table:table-column table:style-name="co18" table:default-cell-style-name="ce8"/>
        <table:table-column table:style-name="co19" table:default-cell-style-name="ce8"/>
        <table:table-column table:style-name="co21" table:default-cell-style-name="ce8"/>
        <table:table-column table:style-name="co6" table:number-columns-repeated="1007" table:default-cell-style-name="ce8"/>
        <table:table-row table:style-name="ro4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141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141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141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41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41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41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table-cell table:style-name="ce124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41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41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table-cell table:style-name="ce124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7">
          <table:table-cell/>
          <table:table-cell table:style-name="ce198" table:number-columns-repeated="3"/>
          <table:table-cell table:number-columns-repeated="1019"/>
        </table:table-row>
        <table:table-row table:style-name="ro8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6">
          <table:table-cell table:style-name="ce124" table:number-columns-spanned="1" table:number-rows-spanned="8"/>
          <table:table-cell table:style-name="ce124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lobalView" table:style-name="ta1">
        <table:table-column table:style-name="co23" table:default-cell-style-name="ce62"/>
        <table:table-column table:style-name="co24" table:default-cell-style-name="ce62"/>
        <table:table-column table:style-name="co25" table:default-cell-style-name="ce66"/>
        <table:table-column table:style-name="co23" table:default-cell-style-name="ce68"/>
        <table:table-column table:style-name="co24" table:default-cell-style-name="ce68"/>
        <table:table-column table:style-name="co26" table:default-cell-style-name="ce72"/>
        <table:table-column table:style-name="co23" table:default-cell-style-name="ce74"/>
        <table:table-column table:style-name="co24" table:default-cell-style-name="ce74"/>
        <table:table-column table:style-name="co27" table:default-cell-style-name="ce77"/>
        <table:table-column table:style-name="co23" table:default-cell-style-name="ce80"/>
        <table:table-column table:style-name="co24" table:default-cell-style-name="ce80"/>
        <table:table-column table:style-name="co28" table:default-cell-style-name="ce83"/>
        <table:table-column table:style-name="co23" table:default-cell-style-name="ce262"/>
        <table:table-column table:style-name="co24" table:default-cell-style-name="ce262"/>
        <table:table-column table:style-name="co29" table:default-cell-style-name="ce10"/>
        <table:table-column table:style-name="co23" table:default-cell-style-name="ce273"/>
        <table:table-column table:style-name="co24" table:default-cell-style-name="ce262"/>
        <table:table-column table:style-name="co30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6" table:number-columns-repeated="6" table:default-cell-style-name="Default"/>
        <table:table-column table:style-name="co6" table:number-columns-repeated="3" table:default-cell-style-name="ce10"/>
        <table:table-column table:style-name="co6" table:number-columns-repeated="983" table:default-cell-style-name="ce262"/>
        <table:table-column table:style-name="co6" table:number-columns-repeated="2" table:default-cell-style-name="Default"/>
        <table:table-row table:style-name="ro7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1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1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1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1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ded by tests" table:style-name="ta1">
        <table:table-column table:style-name="co32" table:default-cell-style-name="ce262"/>
        <table:table-column table:style-name="co33" table:default-cell-style-name="ce370"/>
        <table:table-column table:style-name="co34" table:default-cell-style-name="ce373"/>
        <table:table-column table:style-name="co18" table:default-cell-style-name="ce308"/>
        <table:table-column table:style-name="co19" table:default-cell-style-name="ce316"/>
        <table:table-column table:style-name="co35" table:default-cell-style-name="ce321"/>
        <table:table-column table:style-name="co18" table:default-cell-style-name="ce326"/>
        <table:table-column table:style-name="co19" table:default-cell-style-name="ce326"/>
        <table:table-column table:style-name="co36" table:default-cell-style-name="ce326"/>
        <table:table-column table:style-name="co18" table:default-cell-style-name="ce400"/>
        <table:table-column table:style-name="co19" table:default-cell-style-name="ce400"/>
        <table:table-column table:style-name="co37" table:default-cell-style-name="ce400"/>
        <table:table-column table:style-name="co38" table:number-columns-repeated="2" table:default-cell-style-name="ce400"/>
        <table:table-column table:style-name="co39" table:default-cell-style-name="ce400"/>
        <table:table-column table:style-name="co6" table:number-columns-repeated="2" table:default-cell-style-name="Default"/>
        <table:table-column table:style-name="co40" table:default-cell-style-name="Default"/>
        <table:table-column table:style-name="co6" table:number-columns-repeated="2" table:default-cell-style-name="Default"/>
        <table:table-column table:style-name="co37" table:default-cell-style-name="Default"/>
        <table:table-column table:style-name="co6" table:number-columns-repeated="1000" table:default-cell-style-name="Default"/>
        <table:table-row table:style-name="ro8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7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4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1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1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1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1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1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37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1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1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1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1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1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1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1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1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74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8">
          <table:covered-table-cell/>
          <table:table-cell/>
          <table:table-cell table:style-name="ce374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1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1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1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37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1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10" office:value-type="float" office:value="81.905" calcext:value-type="float">
            <text:p>81,905</text:p>
          </table:table-cell>
          <table:table-cell table:style-name="ce10" office:value-type="float" office:value="80.237" calcext:value-type="float">
            <text:p>80,237</text:p>
          </table:table-cell>
          <table:table-cell table:style-name="ce1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1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10" office:value-type="float" office:value="73.333" calcext:value-type="float">
            <text:p>73,333</text:p>
          </table:table-cell>
          <table:table-cell table:style-name="ce10" office:value-type="float" office:value="72.596" calcext:value-type="float">
            <text:p>72,596</text:p>
          </table:table-cell>
          <table:table-cell table:style-name="ce10" office:value-type="string" calcext:value-type="string">
            <text:p>PoseNet-2L-smooth-29-9-relativeToNextFrame-norm</text:p>
          </table:table-cell>
          <table:table-cell table:style-name="ce10" office:value-type="float" office:value="87.912" calcext:value-type="float">
            <text:p>87,912</text:p>
          </table:table-cell>
          <table:table-cell table:style-name="ce10" office:value-type="float" office:value="86.561" calcext:value-type="float">
            <text:p>86,561</text:p>
          </table:table-cell>
          <table:table-cell table:style-name="ce1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1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10" office:value-type="float" office:value="29.158" calcext:value-type="float">
            <text:p>29,158</text:p>
          </table:table-cell>
          <table:table-cell table:style-name="ce10" office:value-type="float" office:value="26.877" calcext:value-type="float">
            <text:p>26,877</text:p>
          </table:table-cell>
          <table:table-cell table:style-name="ce10" office:value-type="string" calcext:value-type="string">
            <text:p>PoseNet-2L-smooth-29-7-relativeToNextFrame-norm</text:p>
          </table:table-cell>
          <table:table-cell table:style-name="ce10" office:value-type="float" office:value="87.326" calcext:value-type="float">
            <text:p>87,326</text:p>
          </table:table-cell>
          <table:table-cell table:style-name="ce10" office:value-type="float" office:value="86.166" calcext:value-type="float">
            <text:p>86,166</text:p>
          </table:table-cell>
          <table:table-cell table:style-name="ce10" office:value-type="string" calcext:value-type="string">
            <text:p>PoseNet-2L-smooth-29-7-relativeToPointDistances-norm</text:p>
          </table:table-cell>
          <table:table-cell table:style-name="ce10" office:value-type="float" office:value="87.766" calcext:value-type="float">
            <text:p>87,766</text:p>
          </table:table-cell>
          <table:table-cell table:style-name="ce10" office:value-type="float" office:value="83.531" calcext:value-type="float">
            <text:p>83,531</text:p>
          </table:table-cell>
          <table:table-cell table:style-name="ce1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10" office:value-type="float" office:value="89.744" calcext:value-type="float">
            <text:p>89,744</text:p>
          </table:table-cell>
          <table:table-cell table:style-name="ce10" office:value-type="float" office:value="88.801" calcext:value-type="float">
            <text:p>88,801</text:p>
          </table:table-cell>
          <table:table-cell table:style-name="ce1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1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style-name="ce10" office:value-type="float" office:value="86.081" calcext:value-type="float">
            <text:p>86,081</text:p>
          </table:table-cell>
          <table:table-cell table:style-name="ce10" office:value-type="float" office:value="84.585" calcext:value-type="float">
            <text:p>84,585</text:p>
          </table:table-cell>
          <table:table-cell table:style-name="ce10" office:value-type="string" calcext:value-type="string">
            <text:p>PoseNet-2L-smooth-29-5-relativeToPointDistances-norm</text:p>
          </table:table-cell>
          <table:table-cell table:style-name="ce10" office:value-type="float" office:value="88.425" calcext:value-type="float">
            <text:p>88,425</text:p>
          </table:table-cell>
          <table:table-cell table:style-name="ce10" office:value-type="float" office:value="81.159" calcext:value-type="float">
            <text:p>81,159</text:p>
          </table:table-cell>
          <table:table-cell table:style-name="ce1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10" office:value-type="float" office:value="89.67" calcext:value-type="float">
            <text:p>89,67</text:p>
          </table:table-cell>
          <table:table-cell table:style-name="ce10" office:value-type="float" office:value="88.801" calcext:value-type="float">
            <text:p>88,801</text:p>
          </table:table-cell>
          <table:table-cell table:style-name="ce1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1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90.256" calcext:value-type="float">
            <text:p>90,256</text:p>
          </table:table-cell>
          <table:table-cell table:style-name="ce10" office:value-type="float" office:value="88.669" calcext:value-type="float">
            <text:p>88,669</text:p>
          </table:table-cell>
          <table:table-cell table:style-name="ce1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1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90.037" calcext:value-type="float">
            <text:p>90,037</text:p>
          </table:table-cell>
          <table:table-cell table:style-name="ce10" office:value-type="float" office:value="88.142" calcext:value-type="float">
            <text:p>88,142</text:p>
          </table:table-cell>
          <table:table-cell table:style-name="ce1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7.399" calcext:value-type="float">
            <text:p>87,399</text:p>
          </table:table-cell>
          <table:table-cell table:style-name="ce10" office:value-type="float" office:value="87.747" calcext:value-type="float">
            <text:p>87,747</text:p>
          </table:table-cell>
          <table:table-cell table:style-name="ce1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8.132" calcext:value-type="float">
            <text:p>88,132</text:p>
          </table:table-cell>
          <table:table-cell table:style-name="ce10" office:value-type="float" office:value="86.825" calcext:value-type="float">
            <text:p>86,825</text:p>
          </table:table-cell>
          <table:table-cell table:style-name="ce1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7.912" calcext:value-type="float">
            <text:p>87,912</text:p>
          </table:table-cell>
          <table:table-cell table:style-name="ce10" office:value-type="float" office:value="86.561" calcext:value-type="float">
            <text:p>86,561</text:p>
          </table:table-cell>
          <table:table-cell table:style-name="ce1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1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8.352" calcext:value-type="float">
            <text:p>88,352</text:p>
          </table:table-cell>
          <table:table-cell table:style-name="ce10" office:value-type="float" office:value="86.298" calcext:value-type="float">
            <text:p>86,298</text:p>
          </table:table-cell>
          <table:table-cell table:style-name="ce1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1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8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10" office:value-type="float" office:value="87.326" calcext:value-type="float">
            <text:p>87,326</text:p>
          </table:table-cell>
          <table:table-cell table:style-name="ce10" office:value-type="float" office:value="86.166" calcext:value-type="float">
            <text:p>86,166</text:p>
          </table:table-cell>
          <table:table-cell table:style-name="ce1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1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4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1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1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1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1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10" office:value-type="float" office:value="86.081" calcext:value-type="float">
            <text:p>86,081</text:p>
          </table:table-cell>
          <table:table-cell table:style-name="ce10" office:value-type="float" office:value="84.585" calcext:value-type="float">
            <text:p>84,585</text:p>
          </table:table-cell>
          <table:table-cell table:style-name="ce1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1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10" office:value-type="float" office:value="87.106" calcext:value-type="float">
            <text:p>87,106</text:p>
          </table:table-cell>
          <table:table-cell table:style-name="ce10" office:value-type="float" office:value="84.453" calcext:value-type="float">
            <text:p>84,453</text:p>
          </table:table-cell>
          <table:table-cell table:style-name="ce1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1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10" office:value-type="float" office:value="87.253" calcext:value-type="float">
            <text:p>87,253</text:p>
          </table:table-cell>
          <table:table-cell table:style-name="ce10" office:value-type="float" office:value="84.058" calcext:value-type="float">
            <text:p>84,058</text:p>
          </table:table-cell>
          <table:table-cell table:style-name="ce1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1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86.96" calcext:value-type="float">
            <text:p>86,96</text:p>
          </table:table-cell>
          <table:table-cell table:style-name="ce10" office:value-type="float" office:value="83.926" calcext:value-type="float">
            <text:p>83,926</text:p>
          </table:table-cell>
          <table:table-cell table:style-name="ce1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1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87.766" calcext:value-type="float">
            <text:p>87,766</text:p>
          </table:table-cell>
          <table:table-cell table:style-name="ce10" office:value-type="float" office:value="83.531" calcext:value-type="float">
            <text:p>83,531</text:p>
          </table:table-cell>
          <table:table-cell table:style-name="ce1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1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10" office:value-type="float" office:value="84.835" calcext:value-type="float">
            <text:p>84,835</text:p>
          </table:table-cell>
          <table:table-cell table:style-name="ce10" office:value-type="float" office:value="82.477" calcext:value-type="float">
            <text:p>82,477</text:p>
          </table:table-cell>
          <table:table-cell table:style-name="ce1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1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37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10" office:value-type="float" office:value="88.425" calcext:value-type="float">
            <text:p>88,425</text:p>
          </table:table-cell>
          <table:table-cell table:style-name="ce10" office:value-type="float" office:value="81.159" calcext:value-type="float">
            <text:p>81,159</text:p>
          </table:table-cell>
          <table:table-cell table:style-name="ce1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1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10" office:value-type="float" office:value="81.905" calcext:value-type="float">
            <text:p>81,905</text:p>
          </table:table-cell>
          <table:table-cell table:style-name="ce10" office:value-type="float" office:value="80.237" calcext:value-type="float">
            <text:p>80,237</text:p>
          </table:table-cell>
          <table:table-cell table:style-name="ce1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10" office:value-type="float" office:value="75.751" calcext:value-type="float">
            <text:p>75,751</text:p>
          </table:table-cell>
          <table:table-cell table:style-name="ce10" office:value-type="float" office:value="75.362" calcext:value-type="float">
            <text:p>75,362</text:p>
          </table:table-cell>
          <table:table-cell table:style-name="ce1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10" office:value-type="float" office:value="73.333" calcext:value-type="float">
            <text:p>73,333</text:p>
          </table:table-cell>
          <table:table-cell table:style-name="ce10" office:value-type="float" office:value="72.596" calcext:value-type="float">
            <text:p>72,596</text:p>
          </table:table-cell>
          <table:table-cell table:style-name="ce1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10" office:value-type="float" office:value="46.886" calcext:value-type="float">
            <text:p>46,886</text:p>
          </table:table-cell>
          <table:table-cell table:style-name="ce10" office:value-type="float" office:value="42.292" calcext:value-type="float">
            <text:p>42,292</text:p>
          </table:table-cell>
          <table:table-cell table:style-name="ce1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10" office:value-type="float" office:value="29.158" calcext:value-type="float">
            <text:p>29,158</text:p>
          </table:table-cell>
          <table:table-cell table:style-name="ce10" office:value-type="float" office:value="26.877" calcext:value-type="float">
            <text:p>26,877</text:p>
          </table:table-cell>
          <table:table-cell table:style-name="ce1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10" office:value-type="float" office:value="28.205" calcext:value-type="float">
            <text:p>28,205</text:p>
          </table:table-cell>
          <table:table-cell table:style-name="ce10" office:value-type="float" office:value="25.428" calcext:value-type="float">
            <text:p>25,428</text:p>
          </table:table-cell>
          <table:table-cell table:style-name="ce1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10" office:value-type="float" office:value="23.15" calcext:value-type="float">
            <text:p>23,15</text:p>
          </table:table-cell>
          <table:table-cell table:style-name="ce10" office:value-type="float" office:value="23.188" calcext:value-type="float">
            <text:p>23,188</text:p>
          </table:table-cell>
          <table:table-cell table:style-name="ce1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10" office:value-type="float" office:value="22.418" calcext:value-type="float">
            <text:p>22,418</text:p>
          </table:table-cell>
          <table:table-cell table:style-name="ce10" office:value-type="float" office:value="22.134" calcext:value-type="float">
            <text:p>22,134</text:p>
          </table:table-cell>
          <table:table-cell table:style-name="ce1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 table:style-name="ce374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10" office:value-type="float" office:value="22.344" calcext:value-type="float">
            <text:p>22,344</text:p>
          </table:table-cell>
          <table:table-cell table:style-name="ce10" office:value-type="float" office:value="21.739" calcext:value-type="float">
            <text:p>21,739</text:p>
          </table:table-cell>
          <table:table-cell table:style-name="ce1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1">
          <table:covered-table-cell table:number-columns-repeated="2"/>
          <table:covered-table-cell table:style-name="ce374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10" office:value-type="float" office:value="21.465" calcext:value-type="float">
            <text:p>21,465</text:p>
          </table:table-cell>
          <table:table-cell table:style-name="ce10" office:value-type="float" office:value="20.817" calcext:value-type="float">
            <text:p>20,817</text:p>
          </table:table-cell>
          <table:table-cell table:style-name="ce1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8">
          <table:covered-table-cell/>
          <table:table-cell/>
          <table:table-cell table:style-name="ce37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12.527" calcext:value-type="float">
            <text:p>12,527</text:p>
          </table:table-cell>
          <table:table-cell table:style-name="ce10" office:value-type="float" office:value="12.516" calcext:value-type="float">
            <text:p>12,516</text:p>
          </table:table-cell>
          <table:table-cell table:style-name="ce1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/>
          <table:covered-table-cell table:style-name="ce298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74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6">
          <table:covered-table-cell table:number-columns-repeated="2"/>
          <table:table-cell table:style-name="ce374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7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74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8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8" table:number-rows-repeated="1048483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crossView crossSubject" table:style-name="ta1">
        <table:table-column table:style-name="co6" table:number-columns-repeated="2" table:default-cell-style-name="ce262"/>
        <table:table-column table:style-name="co37" table:default-cell-style-name="ce262"/>
        <table:table-column table:style-name="co6" table:number-columns-repeated="2" table:default-cell-style-name="ce262"/>
        <table:table-column table:style-name="co37" table:default-cell-style-name="ce262"/>
        <table:table-column table:style-name="co6" table:number-columns-repeated="1018" table:default-cell-style-name="ce262"/>
        <table:table-row table:style-name="ro7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1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" table:style-name="ta1">
        <office:forms form:automatic-focus="false" form:apply-design-mode="false"/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1" table:default-cell-style-name="ce358"/>
        <table:table-column table:style-name="co6" table:number-columns-repeated="2" table:default-cell-style-name="Default"/>
        <table:table-column table:style-name="co6" table:default-cell-style-name="ce363"/>
        <table:table-column table:style-name="co42" table:default-cell-style-name="Default"/>
        <table:table-column table:style-name="co43" table:default-cell-style-name="ce358"/>
        <table:table-column table:style-name="co41" table:default-cell-style-name="Default"/>
        <table:table-column table:style-name="co6" table:default-cell-style-name="Default"/>
        <table:table-column table:style-name="co6" table:default-cell-style-name="ce363"/>
        <table:table-column table:style-name="co43" table:default-cell-style-name="Default"/>
        <table:table-row table:style-name="ro1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1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1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1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office:forms form:automatic-focus="false" form:apply-design-mode="false"/>
        <table:table-column table:style-name="co44" table:default-cell-style-name="ce262"/>
        <table:table-column table:style-name="co45" table:default-cell-style-name="ce262"/>
        <table:table-column table:style-name="co6" table:number-columns-repeated="2" table:default-cell-style-name="ce262"/>
        <table:table-column table:style-name="co6" table:default-cell-style-name="Default"/>
        <table:table-column table:style-name="co6" table:number-columns-repeated="1018" table:default-cell-style-name="ce262"/>
        <table:table-column table:style-name="co6" table:default-cell-style-name="Default"/>
        <table:table-row table:style-name="ro8">
          <table:table-cell table:style-name="ce463" office:value-type="string" calcext:value-type="string">
            <text:p>AZIONI</text:p>
          </table:table-cell>
          <table:table-cell table:style-name="ce468" office:value-type="float" office:value="8" calcext:value-type="float">
            <text:p>8</text:p>
          </table:table-cell>
          <table:table-cell table:style-name="ce468"/>
          <table:table-cell table:style-name="ce475"/>
          <table:table-cell/>
          <table:table-cell table:style-name="Default"/>
          <table:table-cell table:style-name="ce240" table:number-columns-repeated="1017"/>
          <table:table-cell table:style-name="ce482"/>
        </table:table-row>
        <table:table-row table:style-name="ro1">
          <table:table-cell table:style-name="ce464"/>
          <table:table-cell table:number-columns-repeated="2" table:style-name="ce469" office:value-type="string" calcext:value-type="string">
            <text:p>1L</text:p>
          </table:table-cell>
          <table:table-cell table:number-columns-repeated="2" table:style-name="ce476" office:value-type="string" calcext:value-type="string">
            <text:p>1L</text:p>
          </table:table-cell>
          <table:table-cell table:style-name="Default"/>
          <table:table-cell table:style-name="ce350" table:number-columns-repeated="1017"/>
          <table:table-cell table:style-name="ce355"/>
        </table:table-row>
        <table:table-row table:style-name="ro1">
          <table:table-cell table:style-name="ce465" office:value-type="string" calcext:value-type="string">
            <text:p>input neurons</text:p>
          </table:table-cell>
          <table:table-cell table:style-name="ce470" table:formula="of:=34+(34*(11/60))" office:value-type="float" office:value="40.2333333333333" calcext:value-type="float">
            <text:p>40,233</text:p>
          </table:table-cell>
          <table:table-cell table:style-name="ce470" table:formula="of:=34+(34*(11/60))" office:value-type="float" office:value="40.2333333333333" calcext:value-type="float">
            <text:p>40,233</text:p>
          </table:table-cell>
          <table:table-cell table:style-name="ce477" table:formula="of:=34+(34*(11/60))" office:value-type="float" office:value="40.2333333333333" calcext:value-type="float">
            <text:p>40,2333333333333</text:p>
          </table:table-cell>
          <table:table-cell table:style-name="ce477" table:formula="of:=34+(34*(11/60))" office:value-type="float" office:value="40.2333333333333" calcext:value-type="float">
            <text:p>40,23333333333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65" office:value-type="string" calcext:value-type="string">
            <text:p>Output Neurons</text:p>
          </table:table-cell>
          <table:table-cell table:number-columns-repeated="2" table:style-name="ce471" office:value-type="float" office:value="8" calcext:value-type="float">
            <text:p>8</text:p>
          </table:table-cell>
          <table:table-cell table:number-columns-repeated="2" table:style-name="ce477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65" office:value-type="string" calcext:value-type="string">
            <text:p>alfa</text:p>
          </table:table-cell>
          <table:table-cell table:style-name="ce471" office:value-type="float" office:value="0.33172" calcext:value-type="float">
            <text:p>0,33172</text:p>
          </table:table-cell>
          <table:table-cell table:style-name="ce471" office:value-type="float" office:value="0.43" calcext:value-type="float">
            <text:p>0,43</text:p>
          </table:table-cell>
          <table:table-cell table:style-name="ce477" office:value-type="float" office:value="0.33172" calcext:value-type="float">
            <text:p>0,33172</text:p>
          </table:table-cell>
          <table:table-cell table:style-name="ce477" office:value-type="float" office:value="0.43" calcext:value-type="float">
            <text:p>0,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65" office:value-type="string" calcext:value-type="string">
            <text:p>trianing samples</text:p>
          </table:table-cell>
          <table:table-cell table:number-columns-repeated="2" table:style-name="ce471" office:value-type="float" office:value="4096" calcext:value-type="float">
            <text:p>4096</text:p>
          </table:table-cell>
          <table:table-cell table:style-name="ce477" table:formula="of:=39000*0.8" office:value-type="float" office:value="31200" calcext:value-type="float">
            <text:p>31200</text:p>
          </table:table-cell>
          <table:table-cell table:style-name="ce477" table:formula="of:=39000*0.8" office:value-type="float" office:value="31200" calcext:value-type="float">
            <text:p>31200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465"/>
          <table:table-cell table:style-name="ce471" table:number-columns-repeated="2"/>
          <table:table-cell table:style-name="ce47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65" office:value-type="string" calcext:value-type="string">
            <text:p>hidden units</text:p>
          </table:table-cell>
          <table:table-cell table:style-name="ce472" table:formula="of:=[.B6]/([.B5]*([.B3]+[.B4]))" office:value-type="float" office:value="256.000618668162" calcext:value-type="float">
            <text:p>256,00</text:p>
          </table:table-cell>
          <table:table-cell table:style-name="ce472" table:formula="of:=[.C6]/([.C5]*([.C3]+[.C4]))" office:value-type="float" office:value="197.489593545588" calcext:value-type="float">
            <text:p>197,49</text:p>
          </table:table-cell>
          <table:table-cell table:style-name="ce479" table:formula="of:=[.D6]/([.D5]*([.D3]+[.D4]))" office:value-type="float" office:value="938.362759894905" calcext:value-type="float">
            <text:p>938,36</text:p>
          </table:table-cell>
          <table:table-cell table:style-name="ce479" table:formula="of:=[.E6]/([.E5]*([.E3]+[.E4]))" office:value-type="float" office:value="723.892313284507" calcext:value-type="float">
            <text:p>723,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65"/>
          <table:table-cell table:style-name="ce471" table:number-columns-repeated="2"/>
          <table:table-cell table:style-name="ce477" table:number-columns-repeated="2"/>
          <table:table-cell table:style-name="Default"/>
          <table:table-cell table:number-columns-repeated="1018"/>
        </table:table-row>
        <table:table-row table:style-name="ro9">
          <table:table-cell table:style-name="ce466" office:value-type="string" calcext:value-type="string">
            <text:p>Number </text:p>
            <text:p>of parameters</text:p>
          </table:table-cell>
          <table:table-cell table:style-name="ce473" office:value-type="float" office:value="335880" calcext:value-type="float">
            <text:p>335880</text:p>
          </table:table-cell>
          <table:table-cell table:style-name="ce473"/>
          <table:table-cell table:style-name="ce480" office:value-type="float" office:value="4603764" calcext:value-type="float">
            <text:p>4603764</text:p>
          </table:table-cell>
          <table:table-cell table:style-name="ce480"/>
          <table:table-cell table:style-name="Default"/>
          <table:table-cell table:number-columns-repeated="1018"/>
        </table:table-row>
        <table:table-row table:style-name="ro1">
          <table:table-cell table:style-name="ce466"/>
          <table:table-cell table:style-name="ce473" table:number-columns-repeated="2"/>
          <table:table-cell table:style-name="ce47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65"/>
          <table:table-cell table:style-name="ce469" office:value-type="string" calcext:value-type="string">
            <text:p>2L</text:p>
          </table:table-cell>
          <table:table-cell table:style-name="ce469"/>
          <table:table-cell table:style-name="ce476" office:value-type="string" calcext:value-type="string">
            <text:p>2L</text:p>
          </table:table-cell>
          <table:table-cell table:style-name="ce476"/>
          <table:table-cell table:style-name="Default"/>
          <table:table-cell table:number-columns-repeated="1018"/>
        </table:table-row>
        <table:table-row table:style-name="ro1">
          <table:table-cell table:style-name="ce465" office:value-type="string" calcext:value-type="string">
            <text:p>hidden units</text:p>
          </table:table-cell>
          <table:table-cell table:style-name="ce471" office:value-type="float" office:value="155" calcext:value-type="float">
            <text:p>155</text:p>
          </table:table-cell>
          <table:table-cell table:style-name="ce471"/>
          <table:table-cell table:style-name="ce477" office:value-type="float" office:value="573" calcext:value-type="float">
            <text:p>573</text:p>
          </table:table-cell>
          <table:table-cell table:style-name="ce477"/>
          <table:table-cell table:style-name="Default"/>
          <table:table-cell table:number-columns-repeated="1018"/>
        </table:table-row>
        <table:table-row table:style-name="ro1">
          <table:table-cell table:style-name="ce465"/>
          <table:table-cell table:style-name="ce471" table:number-columns-repeated="2"/>
          <table:table-cell table:style-name="ce477" table:number-columns-repeated="2"/>
          <table:table-cell table:style-name="Default"/>
          <table:table-cell table:number-columns-repeated="1018"/>
        </table:table-row>
        <table:table-row table:style-name="ro9">
          <table:table-cell table:style-name="ce467" office:value-type="string" calcext:value-type="string">
            <text:p>Number </text:p>
            <text:p>of parameters</text:p>
          </table:table-cell>
          <table:table-cell table:style-name="ce474" office:value-type="float" office:value="334188" calcext:value-type="float">
            <text:p>334188</text:p>
          </table:table-cell>
          <table:table-cell table:style-name="ce474"/>
          <table:table-cell table:style-name="ce481" office:value-type="float" office:value="4606980" calcext:value-type="float">
            <text:p>4606980</text:p>
          </table:table-cell>
          <table:table-cell table:style-name="ce481"/>
          <table:table-cell table:style-name="Default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up" table:style-name="ta1">
        <table:table-column table:style-name="co3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row table:style-name="ro7">
          <table:table-cell table:style-name="ce484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1">
          <table:table-cell table:style-name="ce484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7">
          <table:table-cell table:style-name="ce484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1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1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484" table:number-columns-spanned="1" table:number-rows-spanned="20"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</table:table>
      <table:table table:name="OLD MINI SPLITTING" table:style-name="ta1">
        <table:table-column table:style-name="co48" table:default-cell-style-name="ce262"/>
        <table:table-column table:style-name="co49" table:default-cell-style-name="ce262"/>
        <table:table-column table:style-name="co50" table:default-cell-style-name="ce262"/>
        <table:table-column table:style-name="co51" table:default-cell-style-name="ce262"/>
        <table:table-column table:style-name="co52" table:default-cell-style-name="ce262"/>
        <table:table-column table:style-name="co6" table:number-columns-repeated="2" table:default-cell-style-name="ce262"/>
        <table:table-column table:style-name="co53" table:default-cell-style-name="ce262"/>
        <table:table-column table:style-name="co6" table:number-columns-repeated="1016" table:default-cell-style-name="ce262"/>
        <table:table-row table:style-name="ro7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1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1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1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1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1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1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1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1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1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1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1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1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1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1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1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1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1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1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1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1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1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1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1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1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1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1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1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1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1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1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1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1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1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1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1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1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1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1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1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1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1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1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1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1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1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1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1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1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1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1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1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1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1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1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1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1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1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1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1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1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1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1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1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1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1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1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1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1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1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1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1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1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1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1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1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1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1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1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1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1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1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1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1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1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1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1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1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1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1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1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1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1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1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1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1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1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1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1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1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1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1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1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1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1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1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1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1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1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1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1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1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1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dule LR" table:style-name="ta1">
        <table:table-column table:style-name="co54" table:default-cell-style-name="ce488"/>
        <table:table-column table:style-name="co49" table:default-cell-style-name="Default"/>
        <table:table-column table:style-name="co41" table:default-cell-style-name="Default"/>
        <table:table-column table:style-name="co5" table:number-columns-repeated="2" table:default-cell-style-name="Default"/>
        <table:table-column table:style-name="co55" table:number-columns-repeated="3" table:default-cell-style-name="Default"/>
        <table:table-column table:style-name="co6" table:number-columns-repeated="9" table:default-cell-style-name="Default"/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 table:style-name="ce355" office:value-type="float" office:value="0.01" calcext:value-type="float">
            <text:p>0,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0</text:p>
          </table:table-cell>
          <table:table-cell table:style-name="ce489" table:formula="of:=[.$A$4]*[.A5]" office:value-type="float" office:value="0.005" calcext:value-type="float">
            <text:p>0,0050</text:p>
          </table:table-cell>
          <table:table-cell table:style-name="ce490" table:formula="of:=[.B5]*[.$A5]" office:value-type="float" office:value="0.0025" calcext:value-type="float">
            <text:p>0,00250</text:p>
          </table:table-cell>
          <table:table-cell table:style-name="ce490" table:formula="of:=[.C5]*[.$A5]" office:value-type="float" office:value="0.00125" calcext:value-type="float">
            <text:p>0,00125</text:p>
          </table:table-cell>
          <table:table-cell table:style-name="ce490" table:formula="of:=[.D5]*[.$A5]" office:value-type="float" office:value="0.000625" calcext:value-type="float">
            <text:p>0,00063</text:p>
          </table:table-cell>
          <table:table-cell table:style-name="ce490" table:formula="of:=[.E5]*[.$A5]" office:value-type="float" office:value="0.0003125" calcext:value-type="float">
            <text:p>0,00031</text:p>
          </table:table-cell>
          <table:table-cell table:style-name="ce490" table:formula="of:=[.F5]*[.$A5]" office:value-type="float" office:value="0.00015625" calcext:value-type="float">
            <text:p>0,00016</text:p>
          </table:table-cell>
          <table:table-cell table:style-name="ce490" table:formula="of:=[.G5]*[.$A5]" office:value-type="float" office:value="0.000078125" calcext:value-type="float">
            <text:p>0,00008</text:p>
          </table:table-cell>
          <table:table-cell table:style-name="ce490" table:formula="of:=[.H5]*[.$A5]" office:value-type="float" office:value="0.0000390625" calcext:value-type="float">
            <text:p>0,00004</text:p>
          </table:table-cell>
          <table:table-cell table:style-name="ce490" table:formula="of:=[.I5]*[.$A5]" office:value-type="float" office:value="0.00001953125" calcext:value-type="float">
            <text:p>0,00002</text:p>
          </table:table-cell>
          <table:table-cell table:style-name="ce490" table:formula="of:=[.J5]*[.$A5]" office:value-type="float" office:value="0.000009765625" calcext:value-type="float">
            <text:p>0,00001</text:p>
          </table:table-cell>
          <table:table-cell table:style-name="ce490" table:formula="of:=[.K5]*[.$A5]" office:value-type="float" office:value="0.0000048828125" calcext:value-type="float">
            <text:p>0,00000</text:p>
          </table:table-cell>
          <table:table-cell table:style-name="ce490" table:formula="of:=[.L5]*[.$A5]" office:value-type="float" office:value="0.00000244140625" calcext:value-type="float">
            <text:p>0,00000</text:p>
          </table:table-cell>
          <table:table-cell table:style-name="ce490" table:formula="of:=[.M5]*[.$A5]" office:value-type="float" office:value="0.000001220703125" calcext:value-type="float">
            <text:p>0,00000</text:p>
          </table:table-cell>
          <table:table-cell table:style-name="ce490" table:formula="of:=[.N5]*[.$A5]" office:value-type="float" office:value="0.0000006103515625" calcext:value-type="float">
            <text:p>0,00000</text:p>
          </table:table-cell>
          <table:table-cell table:style-name="ce490" table:formula="of:=[.O5]*[.$A5]" office:value-type="float" office:value="0.00000030517578125" calcext:value-type="float">
            <text:p>0,00000</text:p>
          </table:table-cell>
          <table:table-cell table:style-name="ce490" table:formula="of:=[.P5]*[.$A5]" office:value-type="float" office:value="0.000000152587890625" calcext:value-type="float">
            <text:p>0,0000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table:style-name="ce489" table:formula="of:=[.$A$4]*[.A6]" office:value-type="float" office:value="0.006" calcext:value-type="float">
            <text:p>0,0060</text:p>
          </table:table-cell>
          <table:table-cell table:style-name="ce490" table:formula="of:=[.B6]*[.$A6]" office:value-type="float" office:value="0.0036" calcext:value-type="float">
            <text:p>0,00360</text:p>
          </table:table-cell>
          <table:table-cell table:style-name="ce490" table:formula="of:=[.C6]*[.$A6]" office:value-type="float" office:value="0.00216" calcext:value-type="float">
            <text:p>0,00216</text:p>
          </table:table-cell>
          <table:table-cell table:style-name="ce490" table:formula="of:=[.D6]*[.$A6]" office:value-type="float" office:value="0.001296" calcext:value-type="float">
            <text:p>0,00130</text:p>
          </table:table-cell>
          <table:table-cell table:style-name="ce490" table:formula="of:=[.E6]*[.$A6]" office:value-type="float" office:value="0.000777600000000001" calcext:value-type="float">
            <text:p>0,00078</text:p>
          </table:table-cell>
          <table:table-cell table:style-name="ce490" table:formula="of:=[.F6]*[.$A6]" office:value-type="float" office:value="0.00046656" calcext:value-type="float">
            <text:p>0,00047</text:p>
          </table:table-cell>
          <table:table-cell table:style-name="ce490" table:formula="of:=[.G6]*[.$A6]" office:value-type="float" office:value="0.000279936" calcext:value-type="float">
            <text:p>0,00028</text:p>
          </table:table-cell>
          <table:table-cell table:style-name="ce490" table:formula="of:=[.H6]*[.$A6]" office:value-type="float" office:value="0.0001679616" calcext:value-type="float">
            <text:p>0,00017</text:p>
          </table:table-cell>
          <table:table-cell table:style-name="ce490" table:formula="of:=[.I6]*[.$A6]" office:value-type="float" office:value="0.00010077696" calcext:value-type="float">
            <text:p>0,00010</text:p>
          </table:table-cell>
          <table:table-cell table:style-name="ce490" table:formula="of:=[.J6]*[.$A6]" office:value-type="float" office:value="0.0000604661760000001" calcext:value-type="float">
            <text:p>0,00006</text:p>
          </table:table-cell>
          <table:table-cell table:style-name="ce490" table:formula="of:=[.K6]*[.$A6]" office:value-type="float" office:value="0.0000362797056000001" calcext:value-type="float">
            <text:p>0,00004</text:p>
          </table:table-cell>
          <table:table-cell table:style-name="ce490" table:formula="of:=[.L6]*[.$A6]" office:value-type="float" office:value="0.00002176782336" calcext:value-type="float">
            <text:p>0,00002</text:p>
          </table:table-cell>
          <table:table-cell table:style-name="ce490" table:formula="of:=[.M6]*[.$A6]" office:value-type="float" office:value="0.000013060694016" calcext:value-type="float">
            <text:p>0,00001</text:p>
          </table:table-cell>
          <table:table-cell table:style-name="ce490" table:formula="of:=[.N6]*[.$A6]" office:value-type="float" office:value="0.00000783641640960002" calcext:value-type="float">
            <text:p>0,00001</text:p>
          </table:table-cell>
          <table:table-cell table:style-name="ce490" table:formula="of:=[.O6]*[.$A6]" office:value-type="float" office:value="0.00000470184984576001" calcext:value-type="float">
            <text:p>0,00000</text:p>
          </table:table-cell>
          <table:table-cell table:style-name="ce490" table:formula="of:=[.P6]*[.$A6]" office:value-type="float" office:value="0.00000282110990745601" calcext:value-type="float">
            <text:p>0,0000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table:style-name="ce489" table:formula="of:=[.$A$4]*[.A7]" office:value-type="float" office:value="0.007" calcext:value-type="float">
            <text:p>0,0070</text:p>
          </table:table-cell>
          <table:table-cell table:style-name="ce490" table:formula="of:=[.B7]*[.$A7]" office:value-type="float" office:value="0.0049" calcext:value-type="float">
            <text:p>0,00490</text:p>
          </table:table-cell>
          <table:table-cell table:style-name="ce490" table:formula="of:=[.C7]*[.$A7]" office:value-type="float" office:value="0.00343" calcext:value-type="float">
            <text:p>0,00343</text:p>
          </table:table-cell>
          <table:table-cell table:style-name="ce490" table:formula="of:=[.D7]*[.$A7]" office:value-type="float" office:value="0.002401" calcext:value-type="float">
            <text:p>0,00240</text:p>
          </table:table-cell>
          <table:table-cell table:style-name="ce490" table:formula="of:=[.E7]*[.$A7]" office:value-type="float" office:value="0.0016807" calcext:value-type="float">
            <text:p>0,00168</text:p>
          </table:table-cell>
          <table:table-cell table:style-name="ce490" table:formula="of:=[.F7]*[.$A7]" office:value-type="float" office:value="0.00117649" calcext:value-type="float">
            <text:p>0,00118</text:p>
          </table:table-cell>
          <table:table-cell table:style-name="ce490" table:formula="of:=[.G7]*[.$A7]" office:value-type="float" office:value="0.000823543000000001" calcext:value-type="float">
            <text:p>0,00082</text:p>
          </table:table-cell>
          <table:table-cell table:style-name="ce490" table:formula="of:=[.H7]*[.$A7]" office:value-type="float" office:value="0.000576480100000001" calcext:value-type="float">
            <text:p>0,00058</text:p>
          </table:table-cell>
          <table:table-cell table:style-name="ce490" table:formula="of:=[.I7]*[.$A7]" office:value-type="float" office:value="0.000403536070000001" calcext:value-type="float">
            <text:p>0,00040</text:p>
          </table:table-cell>
          <table:table-cell table:style-name="ce490" table:formula="of:=[.J7]*[.$A7]" office:value-type="float" office:value="0.000282475249000001" calcext:value-type="float">
            <text:p>0,00028</text:p>
          </table:table-cell>
          <table:table-cell table:style-name="ce490" table:formula="of:=[.K7]*[.$A7]" office:value-type="float" office:value="0.000197732674300001" calcext:value-type="float">
            <text:p>0,00020</text:p>
          </table:table-cell>
          <table:table-cell table:style-name="ce490" table:formula="of:=[.L7]*[.$A7]" office:value-type="float" office:value="0.00013841287201" calcext:value-type="float">
            <text:p>0,00014</text:p>
          </table:table-cell>
          <table:table-cell table:style-name="ce490" table:formula="of:=[.M7]*[.$A7]" office:value-type="float" office:value="0.0000968890104070003" calcext:value-type="float">
            <text:p>0,00010</text:p>
          </table:table-cell>
          <table:table-cell table:style-name="ce490" table:formula="of:=[.N7]*[.$A7]" office:value-type="float" office:value="0.0000678223072849002" calcext:value-type="float">
            <text:p>0,00007</text:p>
          </table:table-cell>
          <table:table-cell table:style-name="ce490" table:formula="of:=[.O7]*[.$A7]" office:value-type="float" office:value="0.0000474756150994302" calcext:value-type="float">
            <text:p>0,00005</text:p>
          </table:table-cell>
          <table:table-cell table:style-name="ce490" table:formula="of:=[.P7]*[.$A7]" office:value-type="float" office:value="0.0000332329305696011" calcext:value-type="float">
            <text:p>0,00003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style-name="ce489" table:formula="of:=[.$A$4]*[.A8]" office:value-type="float" office:value="0.008" calcext:value-type="float">
            <text:p>0,0080</text:p>
          </table:table-cell>
          <table:table-cell table:style-name="ce490" table:formula="of:=[.B8]*[.$A8]" office:value-type="float" office:value="0.00640000000000001" calcext:value-type="float">
            <text:p>0,00640</text:p>
          </table:table-cell>
          <table:table-cell table:style-name="ce490" table:formula="of:=[.C8]*[.$A8]" office:value-type="float" office:value="0.00512000000000001" calcext:value-type="float">
            <text:p>0,00512</text:p>
          </table:table-cell>
          <table:table-cell table:style-name="ce490" table:formula="of:=[.D8]*[.$A8]" office:value-type="float" office:value="0.00409600000000001" calcext:value-type="float">
            <text:p>0,00410</text:p>
          </table:table-cell>
          <table:table-cell table:style-name="ce490" table:formula="of:=[.E8]*[.$A8]" office:value-type="float" office:value="0.00327680000000001" calcext:value-type="float">
            <text:p>0,00328</text:p>
          </table:table-cell>
          <table:table-cell table:style-name="ce490" table:formula="of:=[.F8]*[.$A8]" office:value-type="float" office:value="0.00262144000000001" calcext:value-type="float">
            <text:p>0,00262</text:p>
          </table:table-cell>
          <table:table-cell table:style-name="ce490" table:formula="of:=[.G8]*[.$A8]" office:value-type="float" office:value="0.00209715200000001" calcext:value-type="float">
            <text:p>0,00210</text:p>
          </table:table-cell>
          <table:table-cell table:style-name="ce490" table:formula="of:=[.H8]*[.$A8]" office:value-type="float" office:value="0.0016777216" calcext:value-type="float">
            <text:p>0,00168</text:p>
          </table:table-cell>
          <table:table-cell table:style-name="ce490" table:formula="of:=[.I8]*[.$A8]" office:value-type="float" office:value="0.00134217728" calcext:value-type="float">
            <text:p>0,00134</text:p>
          </table:table-cell>
          <table:table-cell table:style-name="ce490" table:formula="of:=[.J8]*[.$A8]" office:value-type="float" office:value="0.001073741824" calcext:value-type="float">
            <text:p>0,00107</text:p>
          </table:table-cell>
          <table:table-cell table:style-name="ce490" table:formula="of:=[.K8]*[.$A8]" office:value-type="float" office:value="0.000858993459200003" calcext:value-type="float">
            <text:p>0,00086</text:p>
          </table:table-cell>
          <table:table-cell table:style-name="ce490" table:formula="of:=[.L8]*[.$A8]" office:value-type="float" office:value="0.000687194767360003" calcext:value-type="float">
            <text:p>0,00069</text:p>
          </table:table-cell>
          <table:table-cell table:style-name="ce490" table:formula="of:=[.M8]*[.$A8]" office:value-type="float" office:value="0.000549755813888002" calcext:value-type="float">
            <text:p>0,00055</text:p>
          </table:table-cell>
          <table:table-cell table:style-name="ce490" table:formula="of:=[.N8]*[.$A8]" office:value-type="float" office:value="0.000439804651110402" calcext:value-type="float">
            <text:p>0,00044</text:p>
          </table:table-cell>
          <table:table-cell table:style-name="ce490" table:formula="of:=[.O8]*[.$A8]" office:value-type="float" office:value="0.000351843720888322" calcext:value-type="float">
            <text:p>0,00035</text:p>
          </table:table-cell>
          <table:table-cell table:style-name="ce490" table:formula="of:=[.P8]*[.$A8]" office:value-type="float" office:value="0.000281474976710657" calcext:value-type="float">
            <text:p>0,00028</text:p>
          </table:table-cell>
        </table:table-row>
        <table:table-row table:style-name="ro1">
          <table:table-cell office:value-type="float" office:value="0.9" calcext:value-type="float">
            <text:p>0,90</text:p>
          </table:table-cell>
          <table:table-cell table:style-name="ce489" table:formula="of:=[.$A$4]*[.A9]" office:value-type="float" office:value="0.009" calcext:value-type="float">
            <text:p>0,0090</text:p>
          </table:table-cell>
          <table:table-cell table:style-name="ce490" table:formula="of:=[.B9]*[.$A9]" office:value-type="float" office:value="0.00810000000000001" calcext:value-type="float">
            <text:p>0,00810</text:p>
          </table:table-cell>
          <table:table-cell table:style-name="ce490" table:formula="of:=[.C9]*[.$A9]" office:value-type="float" office:value="0.00729000000000001" calcext:value-type="float">
            <text:p>0,00729</text:p>
          </table:table-cell>
          <table:table-cell table:style-name="ce490" table:formula="of:=[.D9]*[.$A9]" office:value-type="float" office:value="0.00656100000000001" calcext:value-type="float">
            <text:p>0,00656</text:p>
          </table:table-cell>
          <table:table-cell table:style-name="ce490" table:formula="of:=[.E9]*[.$A9]" office:value-type="float" office:value="0.00590490000000001" calcext:value-type="float">
            <text:p>0,00590</text:p>
          </table:table-cell>
          <table:table-cell table:style-name="ce490" table:formula="of:=[.F9]*[.$A9]" office:value-type="float" office:value="0.00531441000000001" calcext:value-type="float">
            <text:p>0,00531</text:p>
          </table:table-cell>
          <table:table-cell table:style-name="ce490" table:formula="of:=[.G9]*[.$A9]" office:value-type="float" office:value="0.00478296900000001" calcext:value-type="float">
            <text:p>0,00478</text:p>
          </table:table-cell>
          <table:table-cell table:style-name="ce490" table:formula="of:=[.H9]*[.$A9]" office:value-type="float" office:value="0.00430467210000001" calcext:value-type="float">
            <text:p>0,00430</text:p>
          </table:table-cell>
          <table:table-cell table:style-name="ce490" table:formula="of:=[.I9]*[.$A9]" office:value-type="float" office:value="0.00387420489000001" calcext:value-type="float">
            <text:p>0,00387</text:p>
          </table:table-cell>
          <table:table-cell table:style-name="ce490" table:formula="of:=[.J9]*[.$A9]" office:value-type="float" office:value="0.00348678440100001" calcext:value-type="float">
            <text:p>0,00349</text:p>
          </table:table-cell>
          <table:table-cell table:style-name="ce490" table:formula="of:=[.K9]*[.$A9]" office:value-type="float" office:value="0.00313810596090001" calcext:value-type="float">
            <text:p>0,00314</text:p>
          </table:table-cell>
          <table:table-cell table:style-name="ce490" table:formula="of:=[.L9]*[.$A9]" office:value-type="float" office:value="0.00282429536481001" calcext:value-type="float">
            <text:p>0,00282</text:p>
          </table:table-cell>
          <table:table-cell table:style-name="ce490" table:formula="of:=[.M9]*[.$A9]" office:value-type="float" office:value="0.00254186582832901" calcext:value-type="float">
            <text:p>0,00254</text:p>
          </table:table-cell>
          <table:table-cell table:style-name="ce490" table:formula="of:=[.N9]*[.$A9]" office:value-type="float" office:value="0.00228767924549611" calcext:value-type="float">
            <text:p>0,00229</text:p>
          </table:table-cell>
          <table:table-cell table:style-name="ce490" table:formula="of:=[.O9]*[.$A9]" office:value-type="float" office:value="0.0020589113209465" calcext:value-type="float">
            <text:p>0,00206</text:p>
          </table:table-cell>
          <table:table-cell table:style-name="ce490" table:formula="of:=[.P9]*[.$A9]" office:value-type="float" office:value="0.00185302018885185" calcext:value-type="float">
            <text:p>0,00185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0]+([.B10]-[.A10])" office:value-type="float" office:value="30" calcext:value-type="float">
            <text:p>30</text:p>
          </table:table-cell>
          <table:table-cell table:formula="of:=[.C10]+([.C10]-[.B10])" office:value-type="float" office:value="45" calcext:value-type="float">
            <text:p>45</text:p>
          </table:table-cell>
          <table:table-cell table:formula="of:=[.D10]+([.D10]-[.C10])" office:value-type="float" office:value="60" calcext:value-type="float">
            <text:p>60</text:p>
          </table:table-cell>
          <table:table-cell table:formula="of:=[.E10]+([.E10]-[.D10])" office:value-type="float" office:value="75" calcext:value-type="float">
            <text:p>75</text:p>
          </table:table-cell>
          <table:table-cell table:formula="of:=[.F10]+([.F10]-[.E10])" office:value-type="float" office:value="90" calcext:value-type="float">
            <text:p>90</text:p>
          </table:table-cell>
          <table:table-cell table:formula="of:=[.G10]+([.G10]-[.F10])" office:value-type="float" office:value="105" calcext:value-type="float">
            <text:p>105</text:p>
          </table:table-cell>
          <table:table-cell table:formula="of:=[.H10]+([.H10]-[.G10])" office:value-type="float" office:value="120" calcext:value-type="float">
            <text:p>120</text:p>
          </table:table-cell>
          <table:table-cell table:formula="of:=[.I10]+([.I10]-[.H10])" office:value-type="float" office:value="135" calcext:value-type="float">
            <text:p>135</text:p>
          </table:table-cell>
          <table:table-cell table:formula="of:=[.J10]+([.J10]-[.I10])" office:value-type="float" office:value="150" calcext:value-type="float">
            <text:p>150</text:p>
          </table:table-cell>
          <table:table-cell table:formula="of:=[.K10]+([.K10]-[.J10])" office:value-type="float" office:value="165" calcext:value-type="float">
            <text:p>16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recapByLayers.A7:recapByLayers.J48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4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Mono" svg:font-family="'Liberation Mono', 'Courier New', 'DejaVu Sans Mono', Courier, Monaco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6:13:34.567796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10T17:28:40.153935891</dc:date>
    <meta:editing-duration>P3DT15H3M9S</meta:editing-duration>
    <meta:editing-cycles>42</meta:editing-cycles>
    <meta:generator>LibreOffice/6.0.1.1$MacOSX_X86_64 LibreOffice_project/60bfb1526849283ce2491346ed2aa51c465abfe6</meta:generator>
    <meta:document-statistic meta:table-count="11" meta:cell-count="66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